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.77mm"/>
    </style:style>
    <style:style style:name="co17" style:family="table-column">
      <style:table-column-properties fo:break-before="auto" style:column-width="8.29mm"/>
    </style:style>
    <style:style style:name="co18" style:family="table-column">
      <style:table-column-properties fo:break-before="auto" style:column-width="5.17mm"/>
    </style:style>
    <style:style style:name="co19" style:family="table-column">
      <style:table-column-properties fo:break-before="auto" style:column-width="5.38mm"/>
    </style:style>
    <style:style style:name="co20" style:family="table-column">
      <style:table-column-properties fo:break-before="auto" style:column-width="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59mm" fo:break-before="auto" style:use-optimal-row-height="tru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28.08mm" fo:break-before="auto" style:use-optimal-row-height="false"/>
    </style:style>
    <style:style style:name="ro6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4" style:family="table-cell" style:parent-style-name="Default">
      <style:table-cell-properties style:rotation-angle="27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size="6pt" style:font-size-asian="6pt" style:font-size-complex="6pt"/>
    </style:style>
    <style:style style:name="ce18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22" style:family="table-cell" style:parent-style-name="Default"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0"/>
      <style:map style:condition="cell-content()=&quot;C&quot;" style:apply-style-name="Untitled2" style:base-cell-address="v4.F1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1"/>
      <style:map style:condition="cell-content()=&quot;C&quot;" style:apply-style-name="Untitled2" style:base-cell-address="v4.F11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28" style:family="table-cell" style:parent-style-name="Default"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0"/>
      <style:map style:condition="cell-content()=&quot;C&quot;" style:apply-style-name="Untitled2" style:base-cell-address="v4.G1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1"/>
      <style:map style:condition="cell-content()=&quot;C&quot;" style:apply-style-name="Untitled2" style:base-cell-address="v4.G11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H7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0"/>
      <style:map style:condition="cell-content()=&quot;C&quot;" style:apply-style-name="Untitled2" style:base-cell-address="v4.H1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1"/>
      <style:map style:condition="cell-content()=&quot;C&quot;" style:apply-style-name="Untitled2" style:base-cell-address="v4.H11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ext-properties fo:color="#cccccc" fo:font-size="6pt" style:font-size-asian="6pt" style:font-size-complex="6pt"/>
    </style:style>
    <style:style style:name="ce39" style:family="table-cell" style:parent-style-name="Default">
      <style:text-properties fo:color="#cccccc"/>
    </style:style>
    <style:style style:name="ce40" style:family="table-cell" style:parent-style-name="Default">
      <style:map style:condition="cell-content()=&quot;N&quot;" style:apply-style-name="Untitled1" style:base-cell-address="v4.L12"/>
      <style:map style:condition="cell-content()=&quot;C&quot;" style:apply-style-name="Untitled2" style:base-cell-address="v4.L12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3"/>
      <style:map style:condition="cell-content()=&quot;C&quot;" style:apply-style-name="Untitled2" style:base-cell-address="v4.L13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44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caf3e"/>
    </style:style>
    <style:style style:name="ce46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49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55" style:family="table-cell" style:parent-style-name="Default"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57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60" style:family="table-cell" style:parent-style-name="Default">
      <style:map style:condition="cell-content()=&quot;N&quot;" style:apply-style-name="Untitled1" style:base-cell-address="v4.S6"/>
      <style:map style:condition="cell-content()=&quot;C&quot;" style:apply-style-name="Untitled2" style:base-cell-address="v4.S6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6"/>
      <style:map style:condition="cell-content()=&quot;C&quot;" style:apply-style-name="Untitled2" style:base-cell-address="v4.S6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8"/>
      <style:map style:condition="cell-content()=&quot;C&quot;" style:apply-style-name="Untitled2" style:base-cell-address="v4.S8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9"/>
      <style:map style:condition="cell-content()=&quot;C&quot;" style:apply-style-name="Untitled2" style:base-cell-address="v4.S9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0"/>
      <style:map style:condition="cell-content()=&quot;C&quot;" style:apply-style-name="Untitled2" style:base-cell-address="v4.S10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67" style:family="table-cell" style:parent-style-name="Default"/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69" style:family="table-cell" style:parent-style-name="Default" style:data-style-name="N0"/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7"/>
      <style:map style:condition="cell-content()=&quot;C&quot;" style:apply-style-name="Untitled2" style:base-cell-address="v4.T7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8"/>
      <style:map style:condition="cell-content()=&quot;C&quot;" style:apply-style-name="Untitled2" style:base-cell-address="v4.T8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9"/>
      <style:map style:condition="cell-content()=&quot;C&quot;" style:apply-style-name="Untitled2" style:base-cell-address="v4.T9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0"/>
      <style:map style:condition="cell-content()=&quot;C&quot;" style:apply-style-name="Untitled2" style:base-cell-address="v4.T10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76" style:family="table-cell" style:parent-style-name="Default"/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8"/>
      <style:map style:condition="cell-content()=&quot;C&quot;" style:apply-style-name="Untitled2" style:base-cell-address="v4.U18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17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17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17"/>
    </style:style>
    <style:style style:name="ce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17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8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4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8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4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8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4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8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4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2"/>
      <style:map style:condition="cell-content()=&quot;C&quot;" style:apply-style-name="Untitled2" style:base-cell-address="v4_2.F1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3"/>
      <style:map style:condition="cell-content()=&quot;C&quot;" style:apply-style-name="Untitled2" style:base-cell-address="v4_2.F1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2"/>
      <style:map style:condition="cell-content()=&quot;C&quot;" style:apply-style-name="Untitled2" style:base-cell-address="v4_2.G12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3"/>
      <style:map style:condition="cell-content()=&quot;C&quot;" style:apply-style-name="Untitled2" style:base-cell-address="v4_2.G13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7"/>
      <style:map style:condition="cell-content()=&quot;C&quot;" style:apply-style-name="Untitled2" style:base-cell-address="v4_2.H7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8"/>
      <style:map style:condition="cell-content()=&quot;C&quot;" style:apply-style-name="Untitled2" style:base-cell-address="v4_2.H8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2"/>
      <style:map style:condition="cell-content()=&quot;C&quot;" style:apply-style-name="Untitled2" style:base-cell-address="v4_2.H12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3"/>
      <style:map style:condition="cell-content()=&quot;C&quot;" style:apply-style-name="Untitled2" style:base-cell-address="v4_2.H13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K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K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K12"/>
      <style:map style:condition="cell-content()=&quot;C&quot;" style:apply-style-name="Untitled2" style:base-cell-address="v4_2.K12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4"/>
      <style:map style:condition="cell-content()=&quot;C&quot;" style:apply-style-name="Untitled2" style:base-cell-address="v4_2.L14"/>
    </style:style>
    <style:style style:name="ce1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5"/>
      <style:map style:condition="cell-content()=&quot;C&quot;" style:apply-style-name="Untitled2" style:base-cell-address="v4_2.L15"/>
    </style:style>
    <style:style style:name="ce186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187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192" style:family="table-cell" style:parent-style-name="Default">
      <style:map style:condition="cell-content()=&quot;N&quot;" style:apply-style-name="Untitled1" style:base-cell-address="v4_2.R11"/>
      <style:map style:condition="cell-content()=&quot;C&quot;" style:apply-style-name="Untitled2" style:base-cell-address="v4_2.R11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7"/>
      <style:map style:condition="cell-content()=&quot;C&quot;" style:apply-style-name="Untitled2" style:base-cell-address="v4_2.R17"/>
    </style:style>
    <style:style style:name="ce197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198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203" style:family="table-cell" style:parent-style-name="Default">
      <style:map style:condition="cell-content()=&quot;N&quot;" style:apply-style-name="Untitled1" style:base-cell-address="v4_2.S11"/>
      <style:map style:condition="cell-content()=&quot;C&quot;" style:apply-style-name="Untitled2" style:base-cell-address="v4_2.S11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7"/>
      <style:map style:condition="cell-content()=&quot;C&quot;" style:apply-style-name="Untitled2" style:base-cell-address="v4_2.S17"/>
    </style:style>
    <style:style style:name="ce208" style:family="table-cell" style:parent-style-name="Default">
      <style:map style:condition="cell-content()=&quot;N&quot;" style:apply-style-name="Untitled1" style:base-cell-address="v4_2.T5"/>
      <style:map style:condition="cell-content()=&quot;C&quot;" style:apply-style-name="Untitled2" style:base-cell-address="v4_2.T5"/>
    </style:style>
    <style:style style:name="ce209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214" style:family="table-cell" style:parent-style-name="Default">
      <style:map style:condition="cell-content()=&quot;N&quot;" style:apply-style-name="Untitled1" style:base-cell-address="v4_2.T11"/>
      <style:map style:condition="cell-content()=&quot;C&quot;" style:apply-style-name="Untitled2" style:base-cell-address="v4_2.T11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7"/>
      <style:map style:condition="cell-content()=&quot;C&quot;" style:apply-style-name="Untitled2" style:base-cell-address="v4_2.T17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2"/>
      <style:map style:condition="cell-content()=&quot;C&quot;" style:apply-style-name="Untitled2" style:base-cell-address="v4_2.U12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3"/>
      <style:map style:condition="cell-content()=&quot;C&quot;" style:apply-style-name="Untitled2" style:base-cell-address="v4_2.U13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5"/>
      <style:map style:condition="cell-content()=&quot;C&quot;" style:apply-style-name="Untitled2" style:base-cell-address="v4_2.U15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7"/>
      <style:map style:condition="cell-content()=&quot;C&quot;" style:apply-style-name="Untitled2" style:base-cell-address="v4_2.U17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7"/>
      <style:map style:condition="cell-content()=&quot;C&quot;" style:apply-style-name="Untitled2" style:base-cell-address="v4_2.V7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8"/>
      <style:map style:condition="cell-content()=&quot;C&quot;" style:apply-style-name="Untitled2" style:base-cell-address="v4_2.V8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9"/>
      <style:map style:condition="cell-content()=&quot;C&quot;" style:apply-style-name="Untitled2" style:base-cell-address="v4_2.V9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0"/>
      <style:map style:condition="cell-content()=&quot;C&quot;" style:apply-style-name="Untitled2" style:base-cell-address="v4_2.V10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2"/>
      <style:map style:condition="cell-content()=&quot;C&quot;" style:apply-style-name="Untitled2" style:base-cell-address="v4_2.V12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3"/>
      <style:map style:condition="cell-content()=&quot;C&quot;" style:apply-style-name="Untitled2" style:base-cell-address="v4_2.V13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5"/>
      <style:map style:condition="cell-content()=&quot;C&quot;" style:apply-style-name="Untitled2" style:base-cell-address="v4_2.V1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V17"/>
      <style:map style:condition="cell-content()=&quot;C&quot;" style:apply-style-name="Untitled2" style:base-cell-address="v4_2.V17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6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7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0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2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2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2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2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2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6"/>
    </style:style>
    <style:style style:name="ce2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7"/>
    </style:style>
    <style:style style:name="ce2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2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0"/>
    </style:style>
    <style:style style:name="ce2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2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2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2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2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2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2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2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2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2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2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6"/>
    </style:style>
    <style:style style:name="ce2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7"/>
    </style:style>
    <style:style style:name="ce2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2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0"/>
    </style:style>
    <style:style style:name="ce2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2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2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2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2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2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2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2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2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2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2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6"/>
    </style:style>
    <style:style style:name="ce2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7"/>
    </style:style>
    <style:style style:name="ce2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2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0"/>
    </style:style>
    <style:style style:name="ce2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2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2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Blocks</text:p>
          </table:table-cell>
          <table:table-cell table:style-name="ce14" office:value-type="string" calcext:value-type="string">
            <text:p>OR Mask value</text:p>
          </table:table-cell>
          <table:table-cell table:style-name="ce18" office:value-type="string" calcext:value-type="string">
            <text:p>Facemaps</text:p>
          </table:table-cell>
          <table:table-cell table:style-name="ce18" office:value-type="string" calcext:value-type="string">
            <text:p>Font is inactive and why</text:p>
          </table:table-cell>
          <table:table-cell table:style-name="ce18" office:value-type="string" calcext:value-type="string">
            <text:p>Selected and how</text:p>
          </table:table-cell>
          <table:table-cell table:style-name="ce18" office:value-type="string" calcext:value-type="string">
            <text:p>Charmap button</text:p>
          </table:table-cell>
          <table:table-cell table:number-columns-repeated="3"/>
          <table:table-cell table:style-name="ce43" office:value-type="string" calcext:value-type="string">
            <text:p>State vals</text:p>
          </table:table-cell>
          <table:table-cell table:number-columns-repeated="4"/>
          <table:table-cell table:style-name="ce18" office:value-type="string" calcext:value-type="string">
            <text:p>New Facemaps</text:p>
          </table:table-cell>
          <table:table-cell table:style-name="ce18" office:value-type="string" calcext:value-type="string">
            <text:p>Font is inactive and why</text:p>
          </table:table-cell>
          <table:table-cell table:style-name="ce18" office:value-type="string" calcext:value-type="string">
            <text:p>Selected and how</text:p>
          </table:table-cell>
          <table:table-cell table:style-name="ce18"/>
          <table:table-cell table:number-columns-repeated="3"/>
          <table:table-cell table:style-name="ce80" office:value-type="string" calcext:value-type="string">
            <text:p>states OR codes</text:p>
          </table:table-cell>
          <table:table-cell table:style-name="ce17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13" office:value-type="string" calcext:value-type="string">
            <text:p>Valu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48"/>
          <table:table-cell table:style-name="ce59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18"/>
          <table:table-cell table:style-name="ce81" office:value-type="string" calcext:value-type="string">
            <text:p>A</text:p>
          </table:table-cell>
          <table:table-cell table:style-name="ce81" office:value-type="string" calcext:value-type="string">
            <text:p>B</text:p>
          </table:table-cell>
          <table:table-cell table:style-name="ce81" office:value-type="string" calcext:value-type="string">
            <text:p>C</text:p>
          </table:table-cell>
          <table:table-cell table:style-name="ce1" table:number-columns-repeated="2"/>
          <table:table-cell table:style-name="ce87" office:value-type="string" calcext:value-type="string" table:number-columns-spanned="1" table:number-rows-spanned="2">
            <text:p>states</text:p>
          </table:table-cell>
          <table:table-cell table:style-name="ce88" office:value-type="string" calcext:value-type="string">
            <text:p>A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C</text:p>
          </table:table-cell>
          <table:table-cell table:number-columns-repeated="2"/>
          <table:table-cell table:style-name="ce87" office:value-type="string" calcext:value-type="string" table:number-columns-spanned="1" table:number-rows-spanned="2">
            <text:p>states</text:p>
          </table:table-cell>
          <table:table-cell table:style-name="ce88" office:value-type="string" calcext:value-type="string">
            <text:p>A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N</text:p>
          </table:table-cell>
          <table:table-cell table:style-name="ce25" office:value-type="string" calcext:value-type="string">
            <text:p>N</text:p>
          </table:table-cell>
          <table:table-cell table:style-name="ce31" office:value-type="string" calcext:value-type="string">
            <text:p>C</text:p>
          </table:table-cell>
          <table:table-cell table:style-name="ce37" office:value-type="string" calcext:value-type="string">
            <text:p>?</text:p>
          </table:table-cell>
          <table:table-cell table:number-columns-repeated="3"/>
          <table:table-cell table:style-name="ce13" office:value-type="string" calcext:value-type="string">
            <text:p>Bit #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49"/>
          <table:table-cell table:style-name="ce60"/>
          <table:table-cell table:number-columns-repeated="6"/>
          <table:table-cell table:style-name="ce82" table:number-columns-repeated="3"/>
          <table:table-cell table:number-columns-repeated="2"/>
          <table:covered-table-cell table:style-name="ce18"/>
          <table:table-cell table:style-name="ce82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37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string" calcext:value-type="string">
            <text:p>N</text:p>
          </table:table-cell>
          <table:table-cell table:style-name="ce61" office:value-type="string" calcext:value-type="string">
            <text:p>N</text:p>
          </table:table-cell>
          <table:table-cell table:style-name="ce70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9" office:value-type="string" calcext:value-type="string">
            <text:p>and mask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86"/>
          <table:table-cell/>
          <table:table-cell table:style-name="ce81" table:number-columns-repeated="3"/>
          <table:table-cell table:style-name="ce1"/>
          <table:table-cell table:style-name="ce86"/>
          <table:table-cell/>
          <table:table-cell table:style-name="ce81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9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3" office:value-type="string" calcext:value-type="string">
            <text:p>N</text:p>
          </table:table-cell>
          <table:table-cell table:style-name="ce37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1" office:value-type="string" calcext:value-type="string">
            <text:p>N</text:p>
          </table:table-cell>
          <table:table-cell table:style-name="ce62" office:value-type="string" calcext:value-type="string">
            <text:p>N</text:p>
          </table:table-cell>
          <table:table-cell table:style-name="ce71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83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89" table:formula="of:=BITAND([.AE8];[.$Z$7])" office:value-type="float" office:value="0" calcext:value-type="float">
            <text:p>0</text:p>
          </table:table-cell>
          <table:table-cell table:style-name="ce91" table:formula="of:=BITAND([.AE8];[.$AA$7])" office:value-type="float" office:value="0" calcext:value-type="float">
            <text:p>0</text:p>
          </table:table-cell>
          <table:table-cell table:style-name="ce93" table:formula="of:=BITAND([.AE8];[.$AB$7])" office:value-type="float" office:value="0" calcext:value-type="float">
            <text:p>0</text:p>
          </table:table-cell>
          <table:table-cell table:style-name="ce95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97" table:formula="of:=BITAND([.AK8];[.$Z$7])" office:value-type="float" office:value="0" calcext:value-type="float">
            <text:p>0</text:p>
          </table:table-cell>
          <table:table-cell table:style-name="ce110" table:formula="of:=BITAND([.AK8];[.$AA$7])" office:value-type="float" office:value="0" calcext:value-type="float">
            <text:p>0</text:p>
          </table:table-cell>
          <table:table-cell table:style-name="ce123" table:formula="of:=BITAND([.AK8];[.$AB$7])" office:value-type="float" office:value="0" calcext:value-type="float">
            <text:p>0</text:p>
          </table:table-cell>
          <table:table-cell table:style-name="ce136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22"/>
          <table:table-cell table:style-name="ce28"/>
          <table:table-cell table:style-name="ce34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83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89" table:formula="of:=BITAND([.AE9];[.$Z$7])" office:value-type="float" office:value="1" calcext:value-type="float">
            <text:p>1</text:p>
          </table:table-cell>
          <table:table-cell table:style-name="ce91" table:formula="of:=BITAND([.AE9];[.$AA$7])" office:value-type="float" office:value="1" calcext:value-type="float">
            <text:p>1</text:p>
          </table:table-cell>
          <table:table-cell table:style-name="ce93" table:formula="of:=BITAND([.AE9];[.$AB$7])" office:value-type="float" office:value="0" calcext:value-type="float">
            <text:p>0</text:p>
          </table:table-cell>
          <table:table-cell table:style-name="ce95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7" table:formula="of:=BITAND([.AK9];[.$Z$7])" office:value-type="float" office:value="1" calcext:value-type="float">
            <text:p>1</text:p>
          </table:table-cell>
          <table:table-cell table:style-name="ce110" table:formula="of:=BITAND([.AK9];[.$AA$7])" office:value-type="float" office:value="1" calcext:value-type="float">
            <text:p>1</text:p>
          </table:table-cell>
          <table:table-cell table:style-name="ce123" table:formula="of:=BITAND([.AK9];[.$AB$7])" office:value-type="float" office:value="0" calcext:value-type="float">
            <text:p>0</text:p>
          </table:table-cell>
          <table:table-cell table:style-name="ce136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10" office:value-type="string" calcext:value-type="string">
            <text:p>doAll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C</text:p>
          </table:table-cell>
          <table:table-cell table:style-name="ce29" office:value-type="string" calcext:value-type="string">
            <text:p>C</text:p>
          </table:table-cell>
          <table:table-cell table:style-name="ce35" office:value-type="string" calcext:value-type="string">
            <text:p>C</text:p>
          </table:table-cell>
          <table:table-cell table:style-name="ce37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3" office:value-type="string" calcext:value-type="string">
            <text:p>N</text:p>
          </table:table-cell>
          <table:table-cell table:style-name="ce64" office:value-type="string" calcext:value-type="string">
            <text:p>N</text:p>
          </table:table-cell>
          <table:table-cell table:style-name="ce73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83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83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89" table:formula="of:=BITAND([.AE10];[.$Z$7])" office:value-type="float" office:value="0" calcext:value-type="float">
            <text:p>0</text:p>
          </table:table-cell>
          <table:table-cell table:style-name="ce91" table:formula="of:=BITAND([.AE10];[.$AA$7])" office:value-type="float" office:value="2" calcext:value-type="float">
            <text:p>2</text:p>
          </table:table-cell>
          <table:table-cell table:style-name="ce93" table:formula="of:=BITAND([.AE10];[.$AB$7])" office:value-type="float" office:value="0" calcext:value-type="float">
            <text:p>0</text:p>
          </table:table-cell>
          <table:table-cell table:style-name="ce95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98" table:formula="of:=BITAND([.AK10];[.$Z$7])" office:value-type="float" office:value="1" calcext:value-type="float">
            <text:p>1</text:p>
          </table:table-cell>
          <table:table-cell table:style-name="ce111" table:formula="of:=BITAND([.AK10];[.$AA$7])" office:value-type="float" office:value="3" calcext:value-type="float">
            <text:p>3</text:p>
          </table:table-cell>
          <table:table-cell table:style-name="ce124" table:formula="of:=BITAND([.AK10];[.$AB$7])" office:value-type="float" office:value="0" calcext:value-type="float">
            <text:p>0</text:p>
          </table:table-cell>
          <table:table-cell table:style-name="ce137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10" office:value-type="string" calcext:value-type="string">
            <text:p>1<text:span text:style-name="T1">st</text:span> time</text:p>
          </table:table-cell>
          <table:table-cell table:style-name="ce16" office:value-type="string" calcext:value-type="string">
            <text:p>?</text:p>
          </table:table-cell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N</text:p>
          </table:table-cell>
          <table:table-cell table:style-name="ce36" office:value-type="string" calcext:value-type="string">
            <text:p>N</text:p>
          </table:table-cell>
          <table:table-cell table:style-name="ce37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3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83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89" table:formula="of:=BITAND([.AE11];[.$Z$7])" office:value-type="float" office:value="1" calcext:value-type="float">
            <text:p>1</text:p>
          </table:table-cell>
          <table:table-cell table:style-name="ce91" table:formula="of:=BITAND([.AE11];[.$AA$7])" office:value-type="float" office:value="3" calcext:value-type="float">
            <text:p>3</text:p>
          </table:table-cell>
          <table:table-cell table:style-name="ce93" table:formula="of:=BITAND([.AE11];[.$AB$7])" office:value-type="float" office:value="0" calcext:value-type="float">
            <text:p>0</text:p>
          </table:table-cell>
          <table:table-cell table:style-name="ce95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99" table:formula="of:=BITAND([.AK11];[.$Z$7])" office:value-type="float" office:value="1" calcext:value-type="float">
            <text:p>1</text:p>
          </table:table-cell>
          <table:table-cell table:style-name="ce112" table:formula="of:=BITAND([.AK11];[.$AA$7])" office:value-type="float" office:value="1" calcext:value-type="float">
            <text:p>1</text:p>
          </table:table-cell>
          <table:table-cell table:style-name="ce125" table:formula="of:=BITAND([.AK11];[.$AB$7])" office:value-type="float" office:value="4" calcext:value-type="float">
            <text:p>4</text:p>
          </table:table-cell>
          <table:table-cell table:style-name="ce138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40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N</text:p>
          </table:table-cell>
          <table:table-cell table:style-name="ce65" office:value-type="string" calcext:value-type="string">
            <text:p>C</text:p>
          </table:table-cell>
          <table:table-cell table:style-name="ce7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83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89" table:formula="of:=BITAND([.AE12];[.$Z$7])" office:value-type="float" office:value="0" calcext:value-type="float">
            <text:p>0</text:p>
          </table:table-cell>
          <table:table-cell table:style-name="ce91" table:formula="of:=BITAND([.AE12];[.$AA$7])" office:value-type="float" office:value="0" calcext:value-type="float">
            <text:p>0</text:p>
          </table:table-cell>
          <table:table-cell table:style-name="ce93" table:formula="of:=BITAND([.AE12];[.$AB$7])" office:value-type="float" office:value="4" calcext:value-type="float">
            <text:p>4</text:p>
          </table:table-cell>
          <table:table-cell table:style-name="ce95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00" table:formula="of:=BITAND([.AK12];[.$Z$7])" office:value-type="float" office:value="1" calcext:value-type="float">
            <text:p>1</text:p>
          </table:table-cell>
          <table:table-cell table:style-name="ce113" table:formula="of:=BITAND([.AK12];[.$AA$7])" office:value-type="float" office:value="3" calcext:value-type="float">
            <text:p>3</text:p>
          </table:table-cell>
          <table:table-cell table:style-name="ce126" table:formula="of:=BITAND([.AK12];[.$AB$7])" office:value-type="float" office:value="4" calcext:value-type="float">
            <text:p>4</text:p>
          </table:table-cell>
          <table:table-cell table:style-name="ce139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4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N</text:p>
          </table:table-cell>
          <table:table-cell table:style-name="ce66" office:value-type="string" calcext:value-type="string">
            <text:p>C</text:p>
          </table:table-cell>
          <table:table-cell table:style-name="ce75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83" table:formula="of:=BITAND([.Y13];[.$AA$7])" office:value-type="float" office:value="2" calcext:value-type="float">
            <text:p>2</text:p>
          </table:table-cell>
          <table:table-cell table:style-name="ce83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89" table:formula="of:=BITAND([.AE13];[.$Z$7])" office:value-type="float" office:value="1" calcext:value-type="float">
            <text:p>1</text:p>
          </table:table-cell>
          <table:table-cell table:style-name="ce91" table:formula="of:=BITAND([.AE13];[.$AA$7])" office:value-type="float" office:value="1" calcext:value-type="float">
            <text:p>1</text:p>
          </table:table-cell>
          <table:table-cell table:style-name="ce93" table:formula="of:=BITAND([.AE13];[.$AB$7])" office:value-type="float" office:value="4" calcext:value-type="float">
            <text:p>4</text:p>
          </table:table-cell>
          <table:table-cell table:style-name="ce95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01" table:formula="of:=BITAND([.AK13];[.$Z$7])" office:value-type="float" office:value="1" calcext:value-type="float">
            <text:p>1</text:p>
          </table:table-cell>
          <table:table-cell table:style-name="ce114" table:formula="of:=BITAND([.AK13];[.$AA$7])" office:value-type="float" office:value="1" calcext:value-type="float">
            <text:p>1</text:p>
          </table:table-cell>
          <table:table-cell table:style-name="ce127" table:formula="of:=BITAND([.AK13];[.$AB$7])" office:value-type="float" office:value="0" calcext:value-type="float">
            <text:p>0</text:p>
          </table:table-cell>
          <table:table-cell table:style-name="ce140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42"/>
          <table:table-cell table:number-columns-repeated="5"/>
          <table:table-cell table:style-name="ce55"/>
          <table:table-cell table:style-name="ce67"/>
          <table:table-cell table:style-name="ce76"/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83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89" table:formula="of:=BITAND([.AE14];[.$Z$7])" office:value-type="float" office:value="0" calcext:value-type="float">
            <text:p>0</text:p>
          </table:table-cell>
          <table:table-cell table:style-name="ce91" table:formula="of:=BITAND([.AE14];[.$AA$7])" office:value-type="float" office:value="2" calcext:value-type="float">
            <text:p>2</text:p>
          </table:table-cell>
          <table:table-cell table:style-name="ce93" table:formula="of:=BITAND([.AE14];[.$AB$7])" office:value-type="float" office:value="4" calcext:value-type="float">
            <text:p>4</text:p>
          </table:table-cell>
          <table:table-cell table:style-name="ce95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02" table:formula="of:=BITAND([.AK14];[.$Z$7])" office:value-type="float" office:value="1" calcext:value-type="float">
            <text:p>1</text:p>
          </table:table-cell>
          <table:table-cell table:style-name="ce115" table:formula="of:=BITAND([.AK14];[.$AA$7])" office:value-type="float" office:value="3" calcext:value-type="float">
            <text:p>3</text:p>
          </table:table-cell>
          <table:table-cell table:style-name="ce128" table:formula="of:=BITAND([.AK14];[.$AB$7])" office:value-type="float" office:value="0" calcext:value-type="float">
            <text:p>0</text:p>
          </table:table-cell>
          <table:table-cell table:style-name="ce141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office:value-type="string" calcext:value-type="string">
            <text:p>C</text:p>
          </table:table-cell>
          <table:table-cell table:style-name="ce68" office:value-type="string" calcext:value-type="string">
            <text:p>C</text:p>
          </table:table-cell>
          <table:table-cell table:style-name="ce77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9" table:formula="of:=BITAND([.AE15];[.$Z$7])" office:value-type="float" office:value="1" calcext:value-type="float">
            <text:p>1</text:p>
          </table:table-cell>
          <table:table-cell table:style-name="ce91" table:formula="of:=BITAND([.AE15];[.$AA$7])" office:value-type="float" office:value="3" calcext:value-type="float">
            <text:p>3</text:p>
          </table:table-cell>
          <table:table-cell table:style-name="ce93" table:formula="of:=BITAND([.AE15];[.$AB$7])" office:value-type="float" office:value="4" calcext:value-type="float">
            <text:p>4</text:p>
          </table:table-cell>
          <table:table-cell table:style-name="ce95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03" table:formula="of:=BITAND([.AK15];[.$Z$7])" office:value-type="float" office:value="1" calcext:value-type="float">
            <text:p>1</text:p>
          </table:table-cell>
          <table:table-cell table:style-name="ce116" table:formula="of:=BITAND([.AK15];[.$AA$7])" office:value-type="float" office:value="1" calcext:value-type="float">
            <text:p>1</text:p>
          </table:table-cell>
          <table:table-cell table:style-name="ce129" table:formula="of:=BITAND([.AK15];[.$AB$7])" office:value-type="float" office:value="4" calcext:value-type="float">
            <text:p>4</text:p>
          </table:table-cell>
          <table:table-cell table:style-name="ce142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85" table:formula="of:=BITAND([.Y16];[.$AB$7])" office:value-type="float" office:value="0" calcext:value-type="float">
            <text:p>0</text:p>
          </table:table-cell>
          <table:table-cell table:style-name="ce83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90" table:formula="of:=BITAND([.AE17];[.$Z$7])" office:value-type="float" office:value="0" calcext:value-type="float">
            <text:p>0</text:p>
          </table:table-cell>
          <table:table-cell table:style-name="ce92" table:formula="of:=BITAND([.AE17];[.$AA$7])" office:value-type="float" office:value="0" calcext:value-type="float">
            <text:p>0</text:p>
          </table:table-cell>
          <table:table-cell table:style-name="ce94" table:formula="of:=BITAND([.AE17];[.$AB$7])" office:value-type="float" office:value="0" calcext:value-type="float">
            <text:p>0</text:p>
          </table:table-cell>
          <table:table-cell table:style-name="ce96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85" table:formula="of:=BITAND([.AK17];[.$Z$7])" office:value-type="float" office:value="1" calcext:value-type="float">
            <text:p>1</text:p>
          </table:table-cell>
          <table:table-cell table:style-name="ce85" table:formula="of:=BITAND([.AK17];[.$AA$7])" office:value-type="float" office:value="3" calcext:value-type="float">
            <text:p>3</text:p>
          </table:table-cell>
          <table:table-cell table:style-name="ce85" table:formula="of:=BITAND([.AK17];[.$AB$7])" office:value-type="float" office:value="4" calcext:value-type="float">
            <text:p>4</text:p>
          </table:table-cell>
          <table:table-cell table:style-name="ce85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78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84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84"/>
          <table:table-cell/>
          <table:table-cell table:style-name="ce1" office:value-type="float" office:value="9" calcext:value-type="float">
            <text:p>9</text:p>
          </table:table-cell>
          <table:table-cell table:style-name="ce90" table:formula="of:=BITAND([.AE18];[.$Z$7])" office:value-type="float" office:value="1" calcext:value-type="float">
            <text:p>1</text:p>
          </table:table-cell>
          <table:table-cell table:style-name="ce92" table:formula="of:=BITAND([.AE18];[.$AA$7])" office:value-type="float" office:value="1" calcext:value-type="float">
            <text:p>1</text:p>
          </table:table-cell>
          <table:table-cell table:style-name="ce94" table:formula="of:=BITAND([.AE18];[.$AB$7])" office:value-type="float" office:value="0" calcext:value-type="float">
            <text:p>0</text:p>
          </table:table-cell>
          <table:table-cell table:style-name="ce96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04" table:formula="of:=BITAND([.AK18];[.$Z$7])" office:value-type="float" office:value="0" calcext:value-type="float">
            <text:p>0</text:p>
          </table:table-cell>
          <table:table-cell table:style-name="ce117" table:formula="of:=BITAND([.AK18];[.$AA$7])" office:value-type="float" office:value="2" calcext:value-type="float">
            <text:p>2</text:p>
          </table:table-cell>
          <table:table-cell table:style-name="ce130" table:formula="of:=BITAND([.AK18];[.$AB$7])" office:value-type="float" office:value="0" calcext:value-type="float">
            <text:p>0</text:p>
          </table:table-cell>
          <table:table-cell table:style-name="ce143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84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84"/>
          <table:table-cell/>
          <table:table-cell table:style-name="ce1" office:value-type="float" office:value="10" calcext:value-type="float">
            <text:p>10</text:p>
          </table:table-cell>
          <table:table-cell table:style-name="ce90" table:formula="of:=BITAND([.AE19];[.$Z$7])" office:value-type="float" office:value="0" calcext:value-type="float">
            <text:p>0</text:p>
          </table:table-cell>
          <table:table-cell table:style-name="ce92" table:formula="of:=BITAND([.AE19];[.$AA$7])" office:value-type="float" office:value="2" calcext:value-type="float">
            <text:p>2</text:p>
          </table:table-cell>
          <table:table-cell table:style-name="ce94" table:formula="of:=BITAND([.AE19];[.$AB$7])" office:value-type="float" office:value="0" calcext:value-type="float">
            <text:p>0</text:p>
          </table:table-cell>
          <table:table-cell table:style-name="ce96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5" table:formula="of:=BITAND([.AK19];[.$Z$7])" office:value-type="float" office:value="0" calcext:value-type="float">
            <text:p>0</text:p>
          </table:table-cell>
          <table:table-cell table:style-name="ce118" table:formula="of:=BITAND([.AK19];[.$AA$7])" office:value-type="float" office:value="2" calcext:value-type="float">
            <text:p>2</text:p>
          </table:table-cell>
          <table:table-cell table:style-name="ce131" table:formula="of:=BITAND([.AK19];[.$AB$7])" office:value-type="float" office:value="4" calcext:value-type="float">
            <text:p>4</text:p>
          </table:table-cell>
          <table:table-cell table:style-name="ce144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11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84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84"/>
          <table:table-cell/>
          <table:table-cell table:style-name="ce1" office:value-type="float" office:value="11" calcext:value-type="float">
            <text:p>11</text:p>
          </table:table-cell>
          <table:table-cell table:style-name="ce90" table:formula="of:=BITAND([.AE20];[.$Z$7])" office:value-type="float" office:value="1" calcext:value-type="float">
            <text:p>1</text:p>
          </table:table-cell>
          <table:table-cell table:style-name="ce92" table:formula="of:=BITAND([.AE20];[.$AA$7])" office:value-type="float" office:value="3" calcext:value-type="float">
            <text:p>3</text:p>
          </table:table-cell>
          <table:table-cell table:style-name="ce94" table:formula="of:=BITAND([.AE20];[.$AB$7])" office:value-type="float" office:value="0" calcext:value-type="float">
            <text:p>0</text:p>
          </table:table-cell>
          <table:table-cell table:style-name="ce96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85" table:formula="of:=BITAND([.AK20];[.$Z$7])" office:value-type="float" office:value="0" calcext:value-type="float">
            <text:p>0</text:p>
          </table:table-cell>
          <table:table-cell table:style-name="ce85" table:formula="of:=BITAND([.AK20];[.$AA$7])" office:value-type="float" office:value="2" calcext:value-type="float">
            <text:p>2</text:p>
          </table:table-cell>
          <table:table-cell table:style-name="ce85" table:formula="of:=BITAND([.AK20];[.$AB$7])" office:value-type="float" office:value="0" calcext:value-type="float">
            <text:p>0</text:p>
          </table:table-cell>
          <table:table-cell table:style-name="ce85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activechanged</text:p>
          </table:table-cell>
          <table:table-cell table:style-name="ce15" office:value-type="string" calcext:value-type="string">
            <text:p>A</text:p>
          </table:table-cell>
          <table:table-cell table:number-columns-repeated="7"/>
          <table:table-cell table:style-name="ce13" office:value-type="string" calcext:value-type="string">
            <text:p>Valu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84" table:formula="of:=BITAND([.Y21];[.$AB$7])" office:value-type="float" office:value="4" calcext:value-type="float">
            <text:p>4</text:p>
          </table:table-cell>
          <table:table-cell table:style-name="ce84"/>
          <table:table-cell/>
          <table:table-cell table:style-name="ce1" office:value-type="float" office:value="12" calcext:value-type="float">
            <text:p>12</text:p>
          </table:table-cell>
          <table:table-cell table:style-name="ce90" table:formula="of:=BITAND([.AE21];[.$Z$7])" office:value-type="float" office:value="0" calcext:value-type="float">
            <text:p>0</text:p>
          </table:table-cell>
          <table:table-cell table:style-name="ce92" table:formula="of:=BITAND([.AE21];[.$AA$7])" office:value-type="float" office:value="0" calcext:value-type="float">
            <text:p>0</text:p>
          </table:table-cell>
          <table:table-cell table:style-name="ce94" table:formula="of:=BITAND([.AE21];[.$AB$7])" office:value-type="float" office:value="4" calcext:value-type="float">
            <text:p>4</text:p>
          </table:table-cell>
          <table:table-cell table:style-name="ce96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06" table:formula="of:=BITAND([.AK21];[.$Z$7])" office:value-type="float" office:value="0" calcext:value-type="float">
            <text:p>0</text:p>
          </table:table-cell>
          <table:table-cell table:style-name="ce119" table:formula="of:=BITAND([.AK21];[.$AA$7])" office:value-type="float" office:value="2" calcext:value-type="float">
            <text:p>2</text:p>
          </table:table-cell>
          <table:table-cell table:style-name="ce132" table:formula="of:=BITAND([.AK21];[.$AB$7])" office:value-type="float" office:value="4" calcext:value-type="float">
            <text:p>4</text:p>
          </table:table-cell>
          <table:table-cell table:style-name="ce145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textchanged</text:p>
          </table:table-cell>
          <table:table-cell table:style-name="ce15" office:value-type="string" calcext:value-type="string">
            <text:p>B</text:p>
          </table:table-cell>
          <table:table-cell table:number-columns-repeated="7"/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84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84"/>
          <table:table-cell/>
          <table:table-cell table:style-name="ce1" office:value-type="float" office:value="13" calcext:value-type="float">
            <text:p>13</text:p>
          </table:table-cell>
          <table:table-cell table:style-name="ce90" table:formula="of:=BITAND([.AE22];[.$Z$7])" office:value-type="float" office:value="1" calcext:value-type="float">
            <text:p>1</text:p>
          </table:table-cell>
          <table:table-cell table:style-name="ce92" table:formula="of:=BITAND([.AE22];[.$AA$7])" office:value-type="float" office:value="1" calcext:value-type="float">
            <text:p>1</text:p>
          </table:table-cell>
          <table:table-cell table:style-name="ce94" table:formula="of:=BITAND([.AE22];[.$AB$7])" office:value-type="float" office:value="4" calcext:value-type="float">
            <text:p>4</text:p>
          </table:table-cell>
          <table:table-cell table:style-name="ce96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07" table:formula="of:=BITAND([.AK22];[.$Z$7])" office:value-type="float" office:value="0" calcext:value-type="float">
            <text:p>0</text:p>
          </table:table-cell>
          <table:table-cell table:style-name="ce120" table:formula="of:=BITAND([.AK22];[.$AA$7])" office:value-type="float" office:value="0" calcext:value-type="float">
            <text:p>0</text:p>
          </table:table-cell>
          <table:table-cell table:style-name="ce133" table:formula="of:=BITAND([.AK22];[.$AB$7])" office:value-type="float" office:value="4" calcext:value-type="float">
            <text:p>4</text:p>
          </table:table-cell>
          <table:table-cell table:style-name="ce146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pointschanged</text:p>
          </table:table-cell>
          <table:table-cell table:style-name="ce15" office:value-type="string" calcext:value-type="string">
            <text:p>B</text:p>
          </table:table-cell>
          <table:table-cell table:number-columns-repeated="7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84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84"/>
          <table:table-cell/>
          <table:table-cell table:style-name="ce1" office:value-type="float" office:value="14" calcext:value-type="float">
            <text:p>14</text:p>
          </table:table-cell>
          <table:table-cell table:style-name="ce90" table:formula="of:=BITAND([.AE23];[.$Z$7])" office:value-type="float" office:value="0" calcext:value-type="float">
            <text:p>0</text:p>
          </table:table-cell>
          <table:table-cell table:style-name="ce92" table:formula="of:=BITAND([.AE23];[.$AA$7])" office:value-type="float" office:value="2" calcext:value-type="float">
            <text:p>2</text:p>
          </table:table-cell>
          <table:table-cell table:style-name="ce94" table:formula="of:=BITAND([.AE23];[.$AB$7])" office:value-type="float" office:value="4" calcext:value-type="float">
            <text:p>4</text:p>
          </table:table-cell>
          <table:table-cell table:style-name="ce96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08" table:formula="of:=BITAND([.AK23];[.$Z$7])" office:value-type="float" office:value="0" calcext:value-type="float">
            <text:p>0</text:p>
          </table:table-cell>
          <table:table-cell table:style-name="ce121" table:formula="of:=BITAND([.AK23];[.$AA$7])" office:value-type="float" office:value="0" calcext:value-type="float">
            <text:p>0</text:p>
          </table:table-cell>
          <table:table-cell table:style-name="ce134" table:formula="of:=BITAND([.AK23];[.$AB$7])" office:value-type="float" office:value="4" calcext:value-type="float">
            <text:p>4</text:p>
          </table:table-cell>
          <table:table-cell table:style-name="ce147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tickedchanged</text:p>
          </table:table-cell>
          <table:table-cell table:style-name="ce15" office:value-type="string" calcext:value-type="string">
            <text:p>C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7" table:formula="of:=BITAND([.Q22];[.Q23])" office:value-type="float" office:value="1" calcext:value-type="float">
            <text:p>1</text:p>
          </table:table-cell>
          <table:table-cell table:style-name="ce57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84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84"/>
          <table:table-cell/>
          <table:table-cell table:style-name="ce1" office:value-type="float" office:value="15" calcext:value-type="float">
            <text:p>15</text:p>
          </table:table-cell>
          <table:table-cell table:style-name="ce90" table:formula="of:=BITAND([.AE24];[.$Z$7])" office:value-type="float" office:value="1" calcext:value-type="float">
            <text:p>1</text:p>
          </table:table-cell>
          <table:table-cell table:style-name="ce92" table:formula="of:=BITAND([.AE24];[.$AA$7])" office:value-type="float" office:value="3" calcext:value-type="float">
            <text:p>3</text:p>
          </table:table-cell>
          <table:table-cell table:style-name="ce94" table:formula="of:=BITAND([.AE24];[.$AB$7])" office:value-type="float" office:value="4" calcext:value-type="float">
            <text:p>4</text:p>
          </table:table-cell>
          <table:table-cell table:style-name="ce96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09" table:formula="of:=BITAND([.AK24];[.$Z$7])" office:value-type="float" office:value="0" calcext:value-type="float">
            <text:p>0</text:p>
          </table:table-cell>
          <table:table-cell table:style-name="ce122" table:formula="of:=BITAND([.AK24];[.$AA$7])" office:value-type="float" office:value="0" calcext:value-type="float">
            <text:p>0</text:p>
          </table:table-cell>
          <table:table-cell table:style-name="ce135" table:formula="of:=BITAND([.AK24];[.$AB$7])" office:value-type="float" office:value="0" calcext:value-type="float">
            <text:p>0</text:p>
          </table:table-cell>
          <table:table-cell table:style-name="ce148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5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7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style-name="ce5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57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5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7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69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7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3"/>
          <table:table-cell table:style-name="ce17" table:number-columns-repeated="4"/>
          <table:table-cell table:style-name="ce38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3"/>
          <table:table-cell table:style-name="ce17" table:number-columns-repeated="4"/>
          <table:table-cell table:style-name="ce38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9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_2.R5:v4_2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_2.R8:v4_2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_2.R8:v4_2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_2.R9:v4_2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_2.R9:v4_2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_2.AF8:v4_2.AF15">
            <calcext:condition calcext:apply-style-name="Untitled3" calcext:value="=1" calcext:base-cell-address="v4.AF8"/>
          </calcext:conditional-format>
          <calcext:conditional-format calcext:target-range-address="v4_2.AG8:v4_2.AG15">
            <calcext:condition calcext:apply-style-name="Untitled4" calcext:value="=2" calcext:base-cell-address="v4.AG8"/>
          </calcext:conditional-format>
          <calcext:conditional-format calcext:target-range-address="v4_2.AH8:v4_2.AH15">
            <calcext:condition calcext:apply-style-name="Untitled5" calcext:value="=4" calcext:base-cell-address="v4.AH8"/>
          </calcext:conditional-format>
          <calcext:conditional-format calcext:target-range-address="v4_2.AI8:v4_2.AI15">
            <calcext:condition calcext:apply-style-name="Untitled6" calcext:value="=8" calcext:base-cell-address="v4.AI8"/>
          </calcext:conditional-format>
          <calcext:conditional-format calcext:target-range-address="v4_2.AL8:v4_2.AL9">
            <calcext:condition calcext:apply-style-name="Untitled3" calcext:value="=1" calcext:base-cell-address="v4.AL8"/>
          </calcext:conditional-format>
          <calcext:conditional-format calcext:target-range-address="v4_2.AM8:v4_2.AM9">
            <calcext:condition calcext:apply-style-name="Untitled4" calcext:value="=2" calcext:base-cell-address="v4.AM8"/>
          </calcext:conditional-format>
          <calcext:conditional-format calcext:target-range-address="v4_2.AN8:v4_2.AN9">
            <calcext:condition calcext:apply-style-name="Untitled5" calcext:value="=4" calcext:base-cell-address="v4.AN8"/>
          </calcext:conditional-format>
          <calcext:conditional-format calcext:target-range-address="v4_2.AO8:v4_2.AO9">
            <calcext:condition calcext:apply-style-name="Untitled6" calcext:value="=8" calcext:base-cell-address="v4.AO8"/>
          </calcext:conditional-format>
          <calcext:conditional-format calcext:target-range-address="v4_2.AL10:v4_2.AL10">
            <calcext:condition calcext:apply-style-name="Untitled3" calcext:value="=1" calcext:base-cell-address="v4.AL10"/>
          </calcext:conditional-format>
          <calcext:conditional-format calcext:target-range-address="v4_2.AM10:v4_2.AM10">
            <calcext:condition calcext:apply-style-name="Untitled4" calcext:value="=2" calcext:base-cell-address="v4.AM10"/>
          </calcext:conditional-format>
          <calcext:conditional-format calcext:target-range-address="v4_2.AN10:v4_2.AN10">
            <calcext:condition calcext:apply-style-name="Untitled5" calcext:value="=4" calcext:base-cell-address="v4.AN10"/>
          </calcext:conditional-format>
          <calcext:conditional-format calcext:target-range-address="v4_2.AO10:v4_2.AO10">
            <calcext:condition calcext:apply-style-name="Untitled6" calcext:value="=8" calcext:base-cell-address="v4.AO10"/>
          </calcext:conditional-format>
          <calcext:conditional-format calcext:target-range-address="v4_2.AL11:v4_2.AL11">
            <calcext:condition calcext:apply-style-name="Untitled3" calcext:value="=1" calcext:base-cell-address="v4.AL11"/>
          </calcext:conditional-format>
          <calcext:conditional-format calcext:target-range-address="v4_2.AM11:v4_2.AM11">
            <calcext:condition calcext:apply-style-name="Untitled4" calcext:value="=2" calcext:base-cell-address="v4.AM11"/>
          </calcext:conditional-format>
          <calcext:conditional-format calcext:target-range-address="v4_2.AN11:v4_2.AN11">
            <calcext:condition calcext:apply-style-name="Untitled5" calcext:value="=4" calcext:base-cell-address="v4.AN11"/>
          </calcext:conditional-format>
          <calcext:conditional-format calcext:target-range-address="v4_2.AO11:v4_2.AO11">
            <calcext:condition calcext:apply-style-name="Untitled6" calcext:value="=8" calcext:base-cell-address="v4.AO11"/>
          </calcext:conditional-format>
          <calcext:conditional-format calcext:target-range-address="v4_2.AL12:v4_2.AL12">
            <calcext:condition calcext:apply-style-name="Untitled3" calcext:value="=1" calcext:base-cell-address="v4.AL12"/>
          </calcext:conditional-format>
          <calcext:conditional-format calcext:target-range-address="v4_2.AM12:v4_2.AM12">
            <calcext:condition calcext:apply-style-name="Untitled4" calcext:value="=2" calcext:base-cell-address="v4.AM12"/>
          </calcext:conditional-format>
          <calcext:conditional-format calcext:target-range-address="v4_2.AN12:v4_2.AN12">
            <calcext:condition calcext:apply-style-name="Untitled5" calcext:value="=4" calcext:base-cell-address="v4.AN12"/>
          </calcext:conditional-format>
          <calcext:conditional-format calcext:target-range-address="v4_2.AO12:v4_2.AO12">
            <calcext:condition calcext:apply-style-name="Untitled6" calcext:value="=8" calcext:base-cell-address="v4.AO12"/>
          </calcext:conditional-format>
          <calcext:conditional-format calcext:target-range-address="v4_2.AL13:v4_2.AL13">
            <calcext:condition calcext:apply-style-name="Untitled3" calcext:value="=1" calcext:base-cell-address="v4.AL13"/>
          </calcext:conditional-format>
          <calcext:conditional-format calcext:target-range-address="v4_2.AM13:v4_2.AM13">
            <calcext:condition calcext:apply-style-name="Untitled4" calcext:value="=2" calcext:base-cell-address="v4.AM13"/>
          </calcext:conditional-format>
          <calcext:conditional-format calcext:target-range-address="v4_2.AN13:v4_2.AN13">
            <calcext:condition calcext:apply-style-name="Untitled5" calcext:value="=4" calcext:base-cell-address="v4.AN13"/>
          </calcext:conditional-format>
          <calcext:conditional-format calcext:target-range-address="v4_2.AO13:v4_2.AO13">
            <calcext:condition calcext:apply-style-name="Untitled6" calcext:value="=8" calcext:base-cell-address="v4.AO13"/>
          </calcext:conditional-format>
          <calcext:conditional-format calcext:target-range-address="v4_2.AL14:v4_2.AL14">
            <calcext:condition calcext:apply-style-name="Untitled3" calcext:value="=1" calcext:base-cell-address="v4.AL14"/>
          </calcext:conditional-format>
          <calcext:conditional-format calcext:target-range-address="v4_2.AM14:v4_2.AM14">
            <calcext:condition calcext:apply-style-name="Untitled4" calcext:value="=2" calcext:base-cell-address="v4.AM14"/>
          </calcext:conditional-format>
          <calcext:conditional-format calcext:target-range-address="v4_2.AN14:v4_2.AN14">
            <calcext:condition calcext:apply-style-name="Untitled5" calcext:value="=4" calcext:base-cell-address="v4.AN14"/>
          </calcext:conditional-format>
          <calcext:conditional-format calcext:target-range-address="v4_2.AO14:v4_2.AO14">
            <calcext:condition calcext:apply-style-name="Untitled6" calcext:value="=8" calcext:base-cell-address="v4.AO14"/>
          </calcext:conditional-format>
          <calcext:conditional-format calcext:target-range-address="v4_2.AL15:v4_2.AL15">
            <calcext:condition calcext:apply-style-name="Untitled3" calcext:value="=1" calcext:base-cell-address="v4.AL15"/>
          </calcext:conditional-format>
          <calcext:conditional-format calcext:target-range-address="v4_2.AM15:v4_2.AM15">
            <calcext:condition calcext:apply-style-name="Untitled4" calcext:value="=2" calcext:base-cell-address="v4.AM15"/>
          </calcext:conditional-format>
          <calcext:conditional-format calcext:target-range-address="v4_2.AN15:v4_2.AN15">
            <calcext:condition calcext:apply-style-name="Untitled5" calcext:value="=4" calcext:base-cell-address="v4.AN15"/>
          </calcext:conditional-format>
          <calcext:conditional-format calcext:target-range-address="v4_2.AO15:v4_2.AO15">
            <calcext:condition calcext:apply-style-name="Untitled6" calcext:value="=8" calcext:base-cell-address="v4.AO15"/>
          </calcext:conditional-format>
          <calcext:conditional-format calcext:target-range-address="v4_2.S6:v4_2.S7">
            <calcext:condition calcext:apply-style-name="Untitled1" calcext:value="=&quot;N&quot;" calcext:base-cell-address="v4.S6"/>
            <calcext:condition calcext:apply-style-name="Untitled2" calcext:value="=&quot;C&quot;" calcext:base-cell-address="v4.S6"/>
          </calcext:conditional-format>
          <calcext:conditional-format calcext:target-range-address="v4_2.S5:v4_2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_2.S8:v4_2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_2.S8:v4_2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_2.S9:v4_2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_2.S9:v4_2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_2.AF17:v4_2.AF24">
            <calcext:condition calcext:apply-style-name="Untitled3" calcext:value="=1" calcext:base-cell-address="v4.AF17"/>
          </calcext:conditional-format>
          <calcext:conditional-format calcext:target-range-address="v4_2.AG17:v4_2.AG24">
            <calcext:condition calcext:apply-style-name="Untitled4" calcext:value="=2" calcext:base-cell-address="v4.AG17"/>
          </calcext:conditional-format>
          <calcext:conditional-format calcext:target-range-address="v4_2.AH17:v4_2.AH24">
            <calcext:condition calcext:apply-style-name="Untitled5" calcext:value="=4" calcext:base-cell-address="v4.AH17"/>
          </calcext:conditional-format>
          <calcext:conditional-format calcext:target-range-address="v4_2.AI17:v4_2.AI24">
            <calcext:condition calcext:apply-style-name="Untitled6" calcext:value="=8" calcext:base-cell-address="v4.AI17"/>
          </calcext:conditional-format>
          <calcext:conditional-format calcext:target-range-address="v4_2.AL18:v4_2.AL18">
            <calcext:condition calcext:apply-style-name="Untitled3" calcext:value="=1" calcext:base-cell-address="v4.AL18"/>
          </calcext:conditional-format>
          <calcext:conditional-format calcext:target-range-address="v4_2.AM18:v4_2.AM18">
            <calcext:condition calcext:apply-style-name="Untitled4" calcext:value="=2" calcext:base-cell-address="v4.AM18"/>
          </calcext:conditional-format>
          <calcext:conditional-format calcext:target-range-address="v4_2.AN18:v4_2.AN18">
            <calcext:condition calcext:apply-style-name="Untitled5" calcext:value="=4" calcext:base-cell-address="v4.AN18"/>
          </calcext:conditional-format>
          <calcext:conditional-format calcext:target-range-address="v4_2.AO18:v4_2.AO18">
            <calcext:condition calcext:apply-style-name="Untitled6" calcext:value="=8" calcext:base-cell-address="v4.AO18"/>
          </calcext:conditional-format>
          <calcext:conditional-format calcext:target-range-address="v4_2.AL21:v4_2.AL21">
            <calcext:condition calcext:apply-style-name="Untitled3" calcext:value="=1" calcext:base-cell-address="v4.AL21"/>
          </calcext:conditional-format>
          <calcext:conditional-format calcext:target-range-address="v4_2.AM21:v4_2.AM21">
            <calcext:condition calcext:apply-style-name="Untitled4" calcext:value="=2" calcext:base-cell-address="v4.AM21"/>
          </calcext:conditional-format>
          <calcext:conditional-format calcext:target-range-address="v4_2.AN21:v4_2.AN21">
            <calcext:condition calcext:apply-style-name="Untitled5" calcext:value="=4" calcext:base-cell-address="v4.AN21"/>
          </calcext:conditional-format>
          <calcext:conditional-format calcext:target-range-address="v4_2.AO21:v4_2.AO21">
            <calcext:condition calcext:apply-style-name="Untitled6" calcext:value="=8" calcext:base-cell-address="v4.AO21"/>
          </calcext:conditional-format>
          <calcext:conditional-format calcext:target-range-address="v4_2.AL22:v4_2.AL22">
            <calcext:condition calcext:apply-style-name="Untitled3" calcext:value="=1" calcext:base-cell-address="v4.AL22"/>
          </calcext:conditional-format>
          <calcext:conditional-format calcext:target-range-address="v4_2.AM22:v4_2.AM22">
            <calcext:condition calcext:apply-style-name="Untitled4" calcext:value="=2" calcext:base-cell-address="v4.AM22"/>
          </calcext:conditional-format>
          <calcext:conditional-format calcext:target-range-address="v4_2.AN22:v4_2.AN22">
            <calcext:condition calcext:apply-style-name="Untitled5" calcext:value="=4" calcext:base-cell-address="v4.AN22"/>
          </calcext:conditional-format>
          <calcext:conditional-format calcext:target-range-address="v4_2.AO22:v4_2.AO22">
            <calcext:condition calcext:apply-style-name="Untitled6" calcext:value="=8" calcext:base-cell-address="v4.AO22"/>
          </calcext:conditional-format>
          <calcext:conditional-format calcext:target-range-address="v4_2.AL23:v4_2.AL23">
            <calcext:condition calcext:apply-style-name="Untitled3" calcext:value="=1" calcext:base-cell-address="v4.AL23"/>
          </calcext:conditional-format>
          <calcext:conditional-format calcext:target-range-address="v4_2.AM23:v4_2.AM23">
            <calcext:condition calcext:apply-style-name="Untitled4" calcext:value="=2" calcext:base-cell-address="v4.AM23"/>
          </calcext:conditional-format>
          <calcext:conditional-format calcext:target-range-address="v4_2.AN23:v4_2.AN23">
            <calcext:condition calcext:apply-style-name="Untitled5" calcext:value="=4" calcext:base-cell-address="v4.AN23"/>
          </calcext:conditional-format>
          <calcext:conditional-format calcext:target-range-address="v4_2.AO23:v4_2.AO23">
            <calcext:condition calcext:apply-style-name="Untitled6" calcext:value="=8" calcext:base-cell-address="v4.AO23"/>
          </calcext:conditional-format>
          <calcext:conditional-format calcext:target-range-address="v4_2.AL24:v4_2.AL24">
            <calcext:condition calcext:apply-style-name="Untitled3" calcext:value="=1" calcext:base-cell-address="v4.AL24"/>
          </calcext:conditional-format>
          <calcext:conditional-format calcext:target-range-address="v4_2.AM24:v4_2.AM24">
            <calcext:condition calcext:apply-style-name="Untitled4" calcext:value="=2" calcext:base-cell-address="v4.AM24"/>
          </calcext:conditional-format>
          <calcext:conditional-format calcext:target-range-address="v4_2.AN24:v4_2.AN24">
            <calcext:condition calcext:apply-style-name="Untitled5" calcext:value="=4" calcext:base-cell-address="v4.AN24"/>
          </calcext:conditional-format>
          <calcext:conditional-format calcext:target-range-address="v4_2.AO24:v4_2.AO24">
            <calcext:condition calcext:apply-style-name="Untitled6" calcext:value="=8" calcext:base-cell-address="v4.AO24"/>
          </calcext:conditional-format>
          <calcext:conditional-format calcext:target-range-address="v4_2.AL24:v4_2.AL24">
            <calcext:condition calcext:apply-style-name="Untitled3" calcext:value="=1" calcext:base-cell-address="v4.AL24"/>
          </calcext:conditional-format>
          <calcext:conditional-format calcext:target-range-address="v4_2.AM24:v4_2.AM24">
            <calcext:condition calcext:apply-style-name="Untitled4" calcext:value="=2" calcext:base-cell-address="v4.AM24"/>
          </calcext:conditional-format>
          <calcext:conditional-format calcext:target-range-address="v4_2.AN24:v4_2.AN24">
            <calcext:condition calcext:apply-style-name="Untitled5" calcext:value="=4" calcext:base-cell-address="v4.AN24"/>
          </calcext:conditional-format>
          <calcext:conditional-format calcext:target-range-address="v4_2.AO24:v4_2.AO24">
            <calcext:condition calcext:apply-style-name="Untitled6" calcext:value="=8" calcext:base-cell-address="v4.AO24"/>
          </calcext:conditional-format>
          <calcext:conditional-format calcext:target-range-address="v4_2.AL19:v4_2.AL19">
            <calcext:condition calcext:apply-style-name="Untitled3" calcext:value="=1" calcext:base-cell-address="v4.AL19"/>
          </calcext:conditional-format>
          <calcext:conditional-format calcext:target-range-address="v4_2.AM19:v4_2.AM19">
            <calcext:condition calcext:apply-style-name="Untitled4" calcext:value="=2" calcext:base-cell-address="v4.AM19"/>
          </calcext:conditional-format>
          <calcext:conditional-format calcext:target-range-address="v4_2.AN19:v4_2.AN19">
            <calcext:condition calcext:apply-style-name="Untitled5" calcext:value="=4" calcext:base-cell-address="v4.AN19"/>
          </calcext:conditional-format>
          <calcext:conditional-format calcext:target-range-address="v4_2.AO19:v4_2.AO19">
            <calcext:condition calcext:apply-style-name="Untitled6" calcext:value="=8" calcext:base-cell-address="v4.AO19"/>
          </calcext:conditional-format>
          <calcext:conditional-format calcext:target-range-address="v4_2.AL24:v4_2.AL24">
            <calcext:condition calcext:apply-style-name="Untitled3" calcext:value="=1" calcext:base-cell-address="v4.AL24"/>
          </calcext:conditional-format>
          <calcext:conditional-format calcext:target-range-address="v4_2.AM24:v4_2.AM24">
            <calcext:condition calcext:apply-style-name="Untitled4" calcext:value="=2" calcext:base-cell-address="v4.AM24"/>
          </calcext:conditional-format>
          <calcext:conditional-format calcext:target-range-address="v4_2.AN24:v4_2.AN24">
            <calcext:condition calcext:apply-style-name="Untitled5" calcext:value="=4" calcext:base-cell-address="v4.AN24"/>
          </calcext:conditional-format>
          <calcext:conditional-format calcext:target-range-address="v4_2.AO24:v4_2.AO24">
            <calcext:condition calcext:apply-style-name="Untitled6" calcext:value="=8" calcext:base-cell-address="v4.AO24"/>
          </calcext:conditional-format>
          <calcext:conditional-format calcext:target-range-address="v4_2.T7:v4_2.T7">
            <calcext:condition calcext:apply-style-name="Untitled1" calcext:value="=&quot;N&quot;" calcext:base-cell-address="v4.T7"/>
            <calcext:condition calcext:apply-style-name="Untitled2" calcext:value="=&quot;C&quot;" calcext:base-cell-address="v4.T7"/>
          </calcext:conditional-format>
          <calcext:conditional-format calcext:target-range-address="v4_2.T7:v4_2.T7">
            <calcext:condition calcext:apply-style-name="Untitled1" calcext:value="=&quot;N&quot;" calcext:base-cell-address="v4.T7"/>
            <calcext:condition calcext:apply-style-name="Untitled2" calcext:value="=&quot;C&quot;" calcext:base-cell-address="v4.T7"/>
          </calcext:conditional-format>
          <calcext:conditional-format calcext:target-range-address="v4_2.T8:v4_2.T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_2.T8:v4_2.T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_2.L13:v4_2.L13">
            <calcext:condition calcext:apply-style-name="Untitled1" calcext:value="=&quot;N&quot;" calcext:base-cell-address="v4.L13"/>
            <calcext:condition calcext:apply-style-name="Untitled2" calcext:value="=&quot;C&quot;" calcext:base-cell-address="v4.L13"/>
          </calcext:conditional-format>
          <calcext:conditional-format calcext:target-range-address="v4_2.L12:v4_2.L12">
            <calcext:condition calcext:apply-style-name="Untitled1" calcext:value="=&quot;N&quot;" calcext:base-cell-address="v4.L12"/>
            <calcext:condition calcext:apply-style-name="Untitled2" calcext:value="=&quot;C&quot;" calcext:base-cell-address="v4.L12"/>
          </calcext:conditional-format>
          <calcext:conditional-format calcext:target-range-address="v4_2.F9:v4_2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_2.F9:v4_2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_2.F9:v4_2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_2.F9:v4_2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G9:v4_2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_2.H9:v4_2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_2.H9:v4_2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_2.H9:v4_2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_2.F8:v4_2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_2.F8:v4_2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_2.F7:v4_2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_2.F7:v4_2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_2.F7:v4_2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_2.F7:v4_2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_2.G8:v4_2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_2.G8:v4_2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_2.G8:v4_2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G7:v4_2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_2.H7:v4_2.H7">
            <calcext:condition calcext:apply-style-name="Untitled1" calcext:value="=&quot;y&quot;" calcext:base-cell-address="v4.H7"/>
            <calcext:condition calcext:apply-style-name="Untitled2" calcext:value="contains-text(0)" calcext:base-cell-address="v4.H7"/>
          </calcext:conditional-format>
          <calcext:conditional-format calcext:target-range-address="v4_2.H8:v4_2.H8">
            <calcext:condition calcext:apply-style-name="Untitled2" calcext:value="contains-text(0)" calcext:base-cell-address="v4.H8"/>
          </calcext:conditional-format>
          <calcext:conditional-format calcext:target-range-address="v4_2.H8:v4_2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_2.H7:v4_2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_2.H7:v4_2.H7">
            <calcext:condition calcext:apply-style-name="Untitled1" calcext:value="=&quot;y&quot;" calcext:base-cell-address="v4.H7"/>
            <calcext:condition calcext:apply-style-name="Untitled2" calcext:value="contains-text(0)" calcext:base-cell-address="v4.H7"/>
          </calcext:conditional-format>
          <calcext:conditional-format calcext:target-range-address="v4_2.H7:v4_2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_2.F10:v4_2.F10">
            <calcext:condition calcext:apply-style-name="Untitled1" calcext:value="=&quot;N&quot;" calcext:base-cell-address="v4.F10"/>
            <calcext:condition calcext:apply-style-name="Untitled2" calcext:value="=&quot;C&quot;" calcext:base-cell-address="v4.F10"/>
          </calcext:conditional-format>
          <calcext:conditional-format calcext:target-range-address="v4_2.F10:v4_2.F10">
            <calcext:condition calcext:apply-style-name="Untitled1" calcext:value="=&quot;N&quot;" calcext:base-cell-address="v4.F10"/>
            <calcext:condition calcext:apply-style-name="Untitled2" calcext:value="=&quot;C&quot;" calcext:base-cell-address="v4.F10"/>
          </calcext:conditional-format>
          <calcext:conditional-format calcext:target-range-address="v4_2.G10:v4_2.G10">
            <calcext:condition calcext:apply-style-name="Untitled1" calcext:value="=&quot;N&quot;" calcext:base-cell-address="v4.G10"/>
            <calcext:condition calcext:apply-style-name="Untitled2" calcext:value="=&quot;C&quot;" calcext:base-cell-address="v4.G10"/>
          </calcext:conditional-format>
          <calcext:conditional-format calcext:target-range-address="v4_2.G10:v4_2.G10">
            <calcext:condition calcext:apply-style-name="Untitled1" calcext:value="=&quot;N&quot;" calcext:base-cell-address="v4.G10"/>
            <calcext:condition calcext:apply-style-name="Untitled2" calcext:value="=&quot;C&quot;" calcext:base-cell-address="v4.G10"/>
          </calcext:conditional-format>
          <calcext:conditional-format calcext:target-range-address="v4_2.H10:v4_2.H10">
            <calcext:condition calcext:apply-style-name="Untitled1" calcext:value="=&quot;N&quot;" calcext:base-cell-address="v4.H10"/>
            <calcext:condition calcext:apply-style-name="Untitled2" calcext:value="=&quot;C&quot;" calcext:base-cell-address="v4.H10"/>
          </calcext:conditional-format>
          <calcext:conditional-format calcext:target-range-address="v4_2.H10:v4_2.H10">
            <calcext:condition calcext:apply-style-name="Untitled1" calcext:value="=&quot;N&quot;" calcext:base-cell-address="v4.H10"/>
            <calcext:condition calcext:apply-style-name="Untitled2" calcext:value="=&quot;C&quot;" calcext:base-cell-address="v4.H10"/>
          </calcext:conditional-format>
          <calcext:conditional-format calcext:target-range-address="v4_2.F11:v4_2.F11">
            <calcext:condition calcext:apply-style-name="Untitled1" calcext:value="=&quot;N&quot;" calcext:base-cell-address="v4.F11"/>
            <calcext:condition calcext:apply-style-name="Untitled2" calcext:value="=&quot;C&quot;" calcext:base-cell-address="v4.F11"/>
          </calcext:conditional-format>
          <calcext:conditional-format calcext:target-range-address="v4_2.F11:v4_2.F11">
            <calcext:condition calcext:apply-style-name="Untitled1" calcext:value="=&quot;N&quot;" calcext:base-cell-address="v4.F11"/>
            <calcext:condition calcext:apply-style-name="Untitled2" calcext:value="=&quot;C&quot;" calcext:base-cell-address="v4.F11"/>
          </calcext:conditional-format>
          <calcext:conditional-format calcext:target-range-address="v4_2.G11:v4_2.G11">
            <calcext:condition calcext:apply-style-name="Untitled1" calcext:value="=&quot;N&quot;" calcext:base-cell-address="v4.G11"/>
            <calcext:condition calcext:apply-style-name="Untitled2" calcext:value="=&quot;C&quot;" calcext:base-cell-address="v4.G11"/>
          </calcext:conditional-format>
          <calcext:conditional-format calcext:target-range-address="v4_2.G11:v4_2.G11">
            <calcext:condition calcext:apply-style-name="Untitled1" calcext:value="=&quot;N&quot;" calcext:base-cell-address="v4.G11"/>
            <calcext:condition calcext:apply-style-name="Untitled2" calcext:value="=&quot;C&quot;" calcext:base-cell-address="v4.G11"/>
          </calcext:conditional-format>
          <calcext:conditional-format calcext:target-range-address="v4_2.H11:v4_2.H11">
            <calcext:condition calcext:apply-style-name="Untitled1" calcext:value="=&quot;N&quot;" calcext:base-cell-address="v4.H11"/>
            <calcext:condition calcext:apply-style-name="Untitled2" calcext:value="=&quot;C&quot;" calcext:base-cell-address="v4.H11"/>
          </calcext:conditional-format>
          <calcext:conditional-format calcext:target-range-address="v4_2.H11:v4_2.H11">
            <calcext:condition calcext:apply-style-name="Untitled1" calcext:value="=&quot;N&quot;" calcext:base-cell-address="v4.H11"/>
            <calcext:condition calcext:apply-style-name="Untitled2" calcext:value="=&quot;C&quot;" calcext:base-cell-address="v4.H11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F6:v4_2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G6:v4_2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H6:v4_2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_2.R13:v4_2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_2.R13:v4_2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_2.R15:v4_2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_2.R10:v4_2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_2.R10:v4_2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_2.S10:v4_2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_2.S10:v4_2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_2.R12:v4_2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_2.R12:v4_2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_2.S13:v4_2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_2.S13:v4_2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_2.S12:v4_2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_2.S12:v4_2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_2.T12:v4_2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_2.T12:v4_2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_2.S15:v4_2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_2.S15:v4_2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_2.T15:v4_2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_2.T15:v4_2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_2.U18:v4_2.U18">
            <calcext:condition calcext:apply-style-name="Untitled1" calcext:value="=&quot;N&quot;" calcext:base-cell-address="v4.U18"/>
            <calcext:condition calcext:apply-style-name="Untitled2" calcext:value="=&quot;C&quot;" calcext:base-cell-address="v4.U18"/>
          </calcext:conditional-format>
          <calcext:conditional-format calcext:target-range-address="v4_2.U18:v4_2.U18">
            <calcext:condition calcext:apply-style-name="Untitled1" calcext:value="=&quot;N&quot;" calcext:base-cell-address="v4.U18"/>
            <calcext:condition calcext:apply-style-name="Untitled2" calcext:value="=&quot;C&quot;" calcext:base-cell-address="v4.U18"/>
          </calcext:conditional-format>
          <calcext:conditional-format calcext:target-range-address="v4_2.T13:v4_2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_2.T13:v4_2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_2.T10:v4_2.T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_2.T10:v4_2.T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_2.T9:v4_2.T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_2.T9:v4_2.T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5">
          <table:table-cell table:number-columns-repeated="4"/>
          <table:table-cell table:style-name="ce14" office:value-type="string" calcext:value-type="string">
            <text:p>OR Mask value</text:p>
          </table:table-cell>
          <table:table-cell table:style-name="ce18" office:value-type="string" calcext:value-type="string">
            <text:p>Facemaps</text:p>
          </table:table-cell>
          <table:table-cell table:style-name="ce18" office:value-type="string" calcext:value-type="string">
            <text:p>Captions</text:p>
          </table:table-cell>
          <table:table-cell table:style-name="ce18" office:value-type="string" calcext:value-type="string">
            <text:p>Green tick</text:p>
          </table:table-cell>
          <table:table-cell table:style-name="ce18" office:value-type="string" calcext:value-type="string">
            <text:p>“This font is..”</text:p>
          </table:table-cell>
          <table:table-cell table:style-name="ce18" office:value-type="string" calcext:value-type="string">
            <text:p>Tick/Cross or None</text:p>
          </table:table-cell>
          <table:table-cell table:style-name="ce18" office:value-type="string" calcext:value-type="string">
            <text:p>Charmap button</text:p>
          </table:table-cell>
          <table:table-cell table:style-name="ce80" office:value-type="string" calcext:value-type="string">
            <text:p>Blocks</text:p>
          </table:table-cell>
          <table:table-cell table:style-name="ce43" office:value-type="string" calcext:value-type="string">
            <text:p>State vals</text:p>
          </table:table-cell>
          <table:table-cell table:number-columns-repeated="4"/>
          <table:table-cell table:style-name="ce18" office:value-type="string" calcext:value-type="string">
            <text:p>New Facemaps</text:p>
          </table:table-cell>
          <table:table-cell table:style-name="ce18" office:value-type="string" calcext:value-type="string">
            <text:p>New Captions</text:p>
          </table:table-cell>
          <table:table-cell table:style-name="ce18" office:value-type="string" calcext:value-type="string">
            <text:p>New Green tick</text:p>
          </table:table-cell>
          <table:table-cell table:style-name="ce18" office:value-type="string" calcext:value-type="string">
            <text:p>New “This font”</text:p>
          </table:table-cell>
          <table:table-cell table:style-name="ce18" office:value-type="string" calcext:value-type="string">
            <text:p>Selected</text:p>
          </table:table-cell>
          <table:table-cell table:style-name="ce18"/>
          <table:table-cell/>
          <table:table-cell table:style-name="ce80" office:value-type="string" calcext:value-type="string">
            <text:p>states OR codes</text:p>
          </table:table-cell>
          <table:table-cell table:style-name="ce17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7"/>
          <table:table-cell table:style-name="ce13" office:value-type="string" calcext:value-type="string">
            <text:p>Valu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6"/>
          <table:table-cell table:style-name="ce197"/>
          <table:table-cell table:style-name="ce208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8"/>
          <table:table-cell table:style-name="ce81" office:value-type="string" calcext:value-type="string">
            <text:p>A</text:p>
          </table:table-cell>
          <table:table-cell table:style-name="ce81" office:value-type="string" calcext:value-type="string">
            <text:p>B</text:p>
          </table:table-cell>
          <table:table-cell table:style-name="ce8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88" office:value-type="string" calcext:value-type="string">
            <text:p>A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88" office:value-type="string" calcext:value-type="string">
            <text:p>A</text:p>
          </table:table-cell>
          <table:table-cell table:style-name="ce88" office:value-type="string" calcext:value-type="string">
            <text:p>B</text:p>
          </table:table-cell>
          <table:table-cell table:style-name="ce88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6">
          <table:table-cell office:value-type="string" calcext:value-type="string">
            <text:p>Layer #</text:p>
          </table:table-cell>
          <table:table-cell table:number-columns-repeated="2"/>
          <table:table-cell table:style-name="ce149" office:value-type="string" calcext:value-type="string">
            <text:p>activechanged</text:p>
          </table:table-cell>
          <table:table-cell table:style-name="ce15" office:value-type="float" office:value="1" calcext:value-type="float">
            <text:p>1</text:p>
          </table:table-cell>
          <table:table-cell table:style-name="ce150" office:value-type="string" calcext:value-type="string">
            <text:p>N</text:p>
          </table:table-cell>
          <table:table-cell table:style-name="ce156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style-name="ce168" office:value-type="string" calcext:value-type="string">
            <text:p>N</text:p>
          </table:table-cell>
          <table:table-cell table:style-name="ce174" office:value-type="string" calcext:value-type="string">
            <text:p>C</text:p>
          </table:table-cell>
          <table:table-cell table:style-name="ce180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13" office:value-type="string" calcext:value-type="string">
            <text:p>Bit #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7"/>
          <table:table-cell table:style-name="ce198"/>
          <table:table-cell table:style-name="ce209" table:number-columns-repeated="2"/>
          <table:table-cell table:number-columns-repeated="4"/>
          <table:table-cell table:style-name="ce82" table:number-columns-repeated="3"/>
          <table:table-cell table:number-columns-repeated="2"/>
          <table:table-cell table:style-name="ce18" office:value-type="string" calcext:value-type="string">
            <text:p>states</text:p>
          </table:table-cell>
          <table:table-cell table:style-name="ce82" table:number-columns-repeated="3"/>
          <table:table-cell table:number-columns-repeated="2"/>
          <table:table-cell table:style-name="ce18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149" office:value-type="string" calcext:value-type="string">
            <text:p>pointsizechanged</text:p>
          </table:table-cell>
          <table:table-cell table:style-name="ce15" office:value-type="float" office:value="2" calcext:value-type="float">
            <text:p>2</text:p>
          </table:table-cell>
          <table:table-cell table:style-name="ce151" office:value-type="string" calcext:value-type="string">
            <text:p>N</text:p>
          </table:table-cell>
          <table:table-cell table:style-name="ce157" office:value-type="string" calcext:value-type="string">
            <text:p>N</text:p>
          </table:table-cell>
          <table:table-cell table:style-name="ce163" office:value-type="string" calcext:value-type="string">
            <text:p>C</text:p>
          </table:table-cell>
          <table:table-cell table:style-name="ce169" office:value-type="string" calcext:value-type="string">
            <text:p>C</text:p>
          </table:table-cell>
          <table:table-cell table:style-name="ce175" office:value-type="string" calcext:value-type="string">
            <text:p>C</text:p>
          </table:table-cell>
          <table:table-cell table:style-name="ce181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88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table:number-columns-repeated="2" table:style-name="ce210" office:value-type="string" calcext:value-type="string">
            <text:p>N</text:p>
          </table:table-cell>
          <table:table-cell table:style-name="ce22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9" office:value-type="string" calcext:value-type="string">
            <text:p>and mask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86"/>
          <table:table-cell/>
          <table:table-cell table:style-name="ce81" table:number-columns-repeated="3"/>
          <table:table-cell table:style-name="ce1"/>
          <table:table-cell table:style-name="ce86"/>
          <table:table-cell/>
          <table:table-cell table:style-name="ce81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149" office:value-type="string" calcext:value-type="string">
            <text:p>textchanged</text:p>
          </table:table-cell>
          <table:table-cell table:style-name="ce15" office:value-type="float" office:value="4" calcext:value-type="float">
            <text:p>4</text:p>
          </table:table-cell>
          <table:table-cell table:style-name="ce152" office:value-type="string" calcext:value-type="string">
            <text:p>N</text:p>
          </table:table-cell>
          <table:table-cell table:style-name="ce158" office:value-type="string" calcext:value-type="string">
            <text:p>C</text:p>
          </table:table-cell>
          <table:table-cell table:style-name="ce164" office:value-type="string" calcext:value-type="string">
            <text:p>C</text:p>
          </table:table-cell>
          <table:table-cell table:style-name="ce170" office:value-type="string" calcext:value-type="string">
            <text:p>C</text:p>
          </table:table-cell>
          <table:table-cell table:style-name="ce176" office:value-type="string" calcext:value-type="string">
            <text:p>C</text:p>
          </table:table-cell>
          <table:table-cell table:style-name="ce182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189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table:number-columns-repeated="2" table:style-name="ce211" office:value-type="string" calcext:value-type="string">
            <text:p>N</text:p>
          </table:table-cell>
          <table:table-cell table:style-name="ce224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83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31" table:formula="of:=BITAND([.AE8];[.$Z$7])" office:value-type="float" office:value="0" calcext:value-type="float">
            <text:p>0</text:p>
          </table:table-cell>
          <table:table-cell table:style-name="ce232" table:formula="of:=BITAND([.AE8];[.$AA$7])" office:value-type="float" office:value="0" calcext:value-type="float">
            <text:p>0</text:p>
          </table:table-cell>
          <table:table-cell table:style-name="ce233" table:formula="of:=BITAND([.AE8];[.$AB$7])" office:value-type="float" office:value="0" calcext:value-type="float">
            <text:p>0</text:p>
          </table:table-cell>
          <table:table-cell table:style-name="ce234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35" table:formula="of:=BITAND([.AK8];[.$Z$7])" office:value-type="float" office:value="0" calcext:value-type="float">
            <text:p>0</text:p>
          </table:table-cell>
          <table:table-cell table:style-name="ce249" table:formula="of:=BITAND([.AK8];[.$AA$7])" office:value-type="float" office:value="0" calcext:value-type="float">
            <text:p>0</text:p>
          </table:table-cell>
          <table:table-cell table:style-name="ce263" table:formula="of:=BITAND([.AK8];[.$AB$7])" office:value-type="float" office:value="0" calcext:value-type="float">
            <text:p>0</text:p>
          </table:table-cell>
          <table:table-cell table:style-name="ce277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149" office:value-type="string" calcext:value-type="string">
            <text:p>tickedchanged</text:p>
          </table:table-cell>
          <table:table-cell table:style-name="ce15" office:value-type="float" office:value="8" calcext:value-type="float">
            <text:p>8</text:p>
          </table:table-cell>
          <table:table-cell table:style-name="ce153" office:value-type="string" calcext:value-type="string">
            <text:p>C</text:p>
          </table:table-cell>
          <table:table-cell table:style-name="ce159" office:value-type="string" calcext:value-type="string">
            <text:p>C</text:p>
          </table:table-cell>
          <table:table-cell table:style-name="ce165" office:value-type="string" calcext:value-type="string">
            <text:p>C</text:p>
          </table:table-cell>
          <table:table-cell table:style-name="ce171" office:value-type="string" calcext:value-type="string">
            <text:p>C</text:p>
          </table:table-cell>
          <table:table-cell table:style-name="ce177" office:value-type="string" calcext:value-type="string">
            <text:p>N</text:p>
          </table:table-cell>
          <table:table-cell table:style-name="ce182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0" office:value-type="string" calcext:value-type="string">
            <text:p>N</text:p>
          </table:table-cell>
          <table:table-cell table:style-name="ce201" office:value-type="string" calcext:value-type="string">
            <text:p>N</text:p>
          </table:table-cell>
          <table:table-cell table:number-columns-repeated="2" table:style-name="ce212" office:value-type="string" calcext:value-type="string">
            <text:p>N</text:p>
          </table:table-cell>
          <table:table-cell table:style-name="ce225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83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31" table:formula="of:=BITAND([.AE9];[.$Z$7])" office:value-type="float" office:value="1" calcext:value-type="float">
            <text:p>1</text:p>
          </table:table-cell>
          <table:table-cell table:style-name="ce232" table:formula="of:=BITAND([.AE9];[.$AA$7])" office:value-type="float" office:value="1" calcext:value-type="float">
            <text:p>1</text:p>
          </table:table-cell>
          <table:table-cell table:style-name="ce233" table:formula="of:=BITAND([.AE9];[.$AB$7])" office:value-type="float" office:value="1" calcext:value-type="float">
            <text:p>1</text:p>
          </table:table-cell>
          <table:table-cell table:style-name="ce234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35" table:formula="of:=BITAND([.AK9];[.$Z$7])" office:value-type="float" office:value="1" calcext:value-type="float">
            <text:p>1</text:p>
          </table:table-cell>
          <table:table-cell table:style-name="ce249" table:formula="of:=BITAND([.AK9];[.$AA$7])" office:value-type="float" office:value="1" calcext:value-type="float">
            <text:p>1</text:p>
          </table:table-cell>
          <table:table-cell table:style-name="ce263" table:formula="of:=BITAND([.AK9];[.$AB$7])" office:value-type="float" office:value="1" calcext:value-type="float">
            <text:p>1</text:p>
          </table:table-cell>
          <table:table-cell table:style-name="ce277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91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table:number-columns-repeated="2" table:style-name="ce213" office:value-type="string" calcext:value-type="string">
            <text:p>N</text:p>
          </table:table-cell>
          <table:table-cell table:style-name="ce226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83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31" table:formula="of:=BITAND([.AE10];[.$Z$7])" office:value-type="float" office:value="0" calcext:value-type="float">
            <text:p>0</text:p>
          </table:table-cell>
          <table:table-cell table:style-name="ce232" table:formula="of:=BITAND([.AE10];[.$AA$7])" office:value-type="float" office:value="2" calcext:value-type="float">
            <text:p>2</text:p>
          </table:table-cell>
          <table:table-cell table:style-name="ce233" table:formula="of:=BITAND([.AE10];[.$AB$7])" office:value-type="float" office:value="2" calcext:value-type="float">
            <text:p>2</text:p>
          </table:table-cell>
          <table:table-cell table:style-name="ce234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36" table:formula="of:=BITAND([.AK10];[.$Z$7])" office:value-type="float" office:value="1" calcext:value-type="float">
            <text:p>1</text:p>
          </table:table-cell>
          <table:table-cell table:style-name="ce250" table:formula="of:=BITAND([.AK10];[.$AA$7])" office:value-type="float" office:value="3" calcext:value-type="float">
            <text:p>3</text:p>
          </table:table-cell>
          <table:table-cell table:style-name="ce264" table:formula="of:=BITAND([.AK10];[.$AB$7])" office:value-type="float" office:value="3" calcext:value-type="float">
            <text:p>3</text:p>
          </table:table-cell>
          <table:table-cell table:style-name="ce278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192"/>
          <table:table-cell table:style-name="ce203"/>
          <table:table-cell table:style-name="ce214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3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231" table:formula="of:=BITAND([.AE11];[.$Z$7])" office:value-type="float" office:value="1" calcext:value-type="float">
            <text:p>1</text:p>
          </table:table-cell>
          <table:table-cell table:style-name="ce232" table:formula="of:=BITAND([.AE11];[.$AA$7])" office:value-type="float" office:value="3" calcext:value-type="float">
            <text:p>3</text:p>
          </table:table-cell>
          <table:table-cell table:style-name="ce233" table:formula="of:=BITAND([.AE11];[.$AB$7])" office:value-type="float" office:value="3" calcext:value-type="float">
            <text:p>3</text:p>
          </table:table-cell>
          <table:table-cell table:style-name="ce234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237" table:formula="of:=BITAND([.AK11];[.$Z$7])" office:value-type="float" office:value="1" calcext:value-type="float">
            <text:p>1</text:p>
          </table:table-cell>
          <table:table-cell table:style-name="ce251" table:formula="of:=BITAND([.AK11];[.$AA$7])" office:value-type="float" office:value="1" calcext:value-type="float">
            <text:p>1</text:p>
          </table:table-cell>
          <table:table-cell table:style-name="ce265" table:formula="of:=BITAND([.AK11];[.$AB$7])" office:value-type="float" office:value="5" calcext:value-type="float">
            <text:p>5</text:p>
          </table:table-cell>
          <table:table-cell table:style-name="ce279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10" office:value-type="string" calcext:value-type="string">
            <text:p>everythingchanged</text:p>
          </table:table-cell>
          <table:table-cell table:style-name="ce16" office:value-type="float" office:value="0" calcext:value-type="float">
            <text:p>0</text:p>
          </table:table-cell>
          <table:table-cell table:style-name="ce154" office:value-type="string" calcext:value-type="string">
            <text:p>C</text:p>
          </table:table-cell>
          <table:table-cell table:style-name="ce160" office:value-type="string" calcext:value-type="string">
            <text:p>C</text:p>
          </table:table-cell>
          <table:table-cell table:style-name="ce166" office:value-type="string" calcext:value-type="string">
            <text:p>C</text:p>
          </table:table-cell>
          <table:table-cell table:style-name="ce172" office:value-type="string" calcext:value-type="string">
            <text:p>C</text:p>
          </table:table-cell>
          <table:table-cell table:style-name="ce178" office:value-type="string" calcext:value-type="string">
            <text:p>C</text:p>
          </table:table-cell>
          <table:table-cell table:style-name="ce183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N</text:p>
          </table:table-cell>
          <table:table-cell table:style-name="ce204" office:value-type="string" calcext:value-type="string">
            <text:p>N</text:p>
          </table:table-cell>
          <table:table-cell table:style-name="ce215" office:value-type="string" calcext:value-type="string">
            <text:p>C</text:p>
          </table:table-cell>
          <table:table-cell table:style-name="ce219" office:value-type="string" calcext:value-type="string">
            <text:p>C</text:p>
          </table:table-cell>
          <table:table-cell table:style-name="ce227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83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31" table:formula="of:=BITAND([.AE12];[.$Z$7])" office:value-type="float" office:value="0" calcext:value-type="float">
            <text:p>0</text:p>
          </table:table-cell>
          <table:table-cell table:style-name="ce232" table:formula="of:=BITAND([.AE12];[.$AA$7])" office:value-type="float" office:value="0" calcext:value-type="float">
            <text:p>0</text:p>
          </table:table-cell>
          <table:table-cell table:style-name="ce233" table:formula="of:=BITAND([.AE12];[.$AB$7])" office:value-type="float" office:value="4" calcext:value-type="float">
            <text:p>4</text:p>
          </table:table-cell>
          <table:table-cell table:style-name="ce234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238" table:formula="of:=BITAND([.AK12];[.$Z$7])" office:value-type="float" office:value="1" calcext:value-type="float">
            <text:p>1</text:p>
          </table:table-cell>
          <table:table-cell table:style-name="ce252" table:formula="of:=BITAND([.AK12];[.$AA$7])" office:value-type="float" office:value="3" calcext:value-type="float">
            <text:p>3</text:p>
          </table:table-cell>
          <table:table-cell table:style-name="ce266" table:formula="of:=BITAND([.AK12];[.$AB$7])" office:value-type="float" office:value="7" calcext:value-type="float">
            <text:p>7</text:p>
          </table:table-cell>
          <table:table-cell table:style-name="ce280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10" office:value-type="string" calcext:value-type="string">
            <text:p>1<text:span text:style-name="T1">st</text:span> time</text:p>
          </table:table-cell>
          <table:table-cell table:style-name="ce16" office:value-type="string" calcext:value-type="string">
            <text:p>?</text:p>
          </table:table-cell>
          <table:table-cell table:style-name="ce155" office:value-type="string" calcext:value-type="string">
            <text:p>N</text:p>
          </table:table-cell>
          <table:table-cell table:style-name="ce161" office:value-type="string" calcext:value-type="string">
            <text:p>N</text:p>
          </table:table-cell>
          <table:table-cell table:style-name="ce167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style-name="ce179" office:value-type="string" calcext:value-type="string">
            <text:p>N</text:p>
          </table:table-cell>
          <table:table-cell table:style-name="ce183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</text:p>
          </table:table-cell>
          <table:table-cell table:style-name="ce205" office:value-type="string" calcext:value-type="string">
            <text:p>N</text:p>
          </table:table-cell>
          <table:table-cell table:style-name="ce216" office:value-type="string" calcext:value-type="string">
            <text:p>C</text:p>
          </table:table-cell>
          <table:table-cell table:style-name="ce220" office:value-type="string" calcext:value-type="string">
            <text:p>C</text:p>
          </table:table-cell>
          <table:table-cell table:style-name="ce228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83" table:formula="of:=BITAND([.Y13];[.$AA$7])" office:value-type="float" office:value="2" calcext:value-type="float">
            <text:p>2</text:p>
          </table:table-cell>
          <table:table-cell table:style-name="ce47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231" table:formula="of:=BITAND([.AE13];[.$Z$7])" office:value-type="float" office:value="1" calcext:value-type="float">
            <text:p>1</text:p>
          </table:table-cell>
          <table:table-cell table:style-name="ce232" table:formula="of:=BITAND([.AE13];[.$AA$7])" office:value-type="float" office:value="1" calcext:value-type="float">
            <text:p>1</text:p>
          </table:table-cell>
          <table:table-cell table:style-name="ce233" table:formula="of:=BITAND([.AE13];[.$AB$7])" office:value-type="float" office:value="5" calcext:value-type="float">
            <text:p>5</text:p>
          </table:table-cell>
          <table:table-cell table:style-name="ce234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239" table:formula="of:=BITAND([.AK13];[.$Z$7])" office:value-type="float" office:value="1" calcext:value-type="float">
            <text:p>1</text:p>
          </table:table-cell>
          <table:table-cell table:style-name="ce253" table:formula="of:=BITAND([.AK13];[.$AA$7])" office:value-type="float" office:value="1" calcext:value-type="float">
            <text:p>1</text:p>
          </table:table-cell>
          <table:table-cell table:style-name="ce267" table:formula="of:=BITAND([.AK13];[.$AB$7])" office:value-type="float" office:value="1" calcext:value-type="float">
            <text:p>1</text:p>
          </table:table-cell>
          <table:table-cell table:style-name="ce281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84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83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231" table:formula="of:=BITAND([.AE14];[.$Z$7])" office:value-type="float" office:value="0" calcext:value-type="float">
            <text:p>0</text:p>
          </table:table-cell>
          <table:table-cell table:style-name="ce232" table:formula="of:=BITAND([.AE14];[.$AA$7])" office:value-type="float" office:value="2" calcext:value-type="float">
            <text:p>2</text:p>
          </table:table-cell>
          <table:table-cell table:style-name="ce233" table:formula="of:=BITAND([.AE14];[.$AB$7])" office:value-type="float" office:value="6" calcext:value-type="float">
            <text:p>6</text:p>
          </table:table-cell>
          <table:table-cell table:style-name="ce234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240" table:formula="of:=BITAND([.AK14];[.$Z$7])" office:value-type="float" office:value="1" calcext:value-type="float">
            <text:p>1</text:p>
          </table:table-cell>
          <table:table-cell table:style-name="ce254" table:formula="of:=BITAND([.AK14];[.$AA$7])" office:value-type="float" office:value="3" calcext:value-type="float">
            <text:p>3</text:p>
          </table:table-cell>
          <table:table-cell table:style-name="ce268" table:formula="of:=BITAND([.AK14];[.$AB$7])" office:value-type="float" office:value="3" calcext:value-type="float">
            <text:p>3</text:p>
          </table:table-cell>
          <table:table-cell table:style-name="ce282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185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5" office:value-type="string" calcext:value-type="string">
            <text:p>N</text:p>
          </table:table-cell>
          <table:table-cell table:style-name="ce206" office:value-type="string" calcext:value-type="string">
            <text:p>C</text:p>
          </table:table-cell>
          <table:table-cell table:style-name="ce217" office:value-type="string" calcext:value-type="string">
            <text:p>C</text:p>
          </table:table-cell>
          <table:table-cell table:style-name="ce221" office:value-type="string" calcext:value-type="string">
            <text:p>C</text:p>
          </table:table-cell>
          <table:table-cell table:style-name="ce229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85" table:formula="of:=BITAND([.Y15];[.$AB$7])" office:value-type="float" office:value="0" calcext:value-type="float">
            <text:p>0</text:p>
          </table:table-cell>
          <table:table-cell table:style-name="ce83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231" table:formula="of:=BITAND([.AE15];[.$Z$7])" office:value-type="float" office:value="1" calcext:value-type="float">
            <text:p>1</text:p>
          </table:table-cell>
          <table:table-cell table:style-name="ce232" table:formula="of:=BITAND([.AE15];[.$AA$7])" office:value-type="float" office:value="3" calcext:value-type="float">
            <text:p>3</text:p>
          </table:table-cell>
          <table:table-cell table:style-name="ce233" table:formula="of:=BITAND([.AE15];[.$AB$7])" office:value-type="float" office:value="7" calcext:value-type="float">
            <text:p>7</text:p>
          </table:table-cell>
          <table:table-cell table:style-name="ce234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241" table:formula="of:=BITAND([.AK15];[.$Z$7])" office:value-type="float" office:value="1" calcext:value-type="float">
            <text:p>1</text:p>
          </table:table-cell>
          <table:table-cell table:style-name="ce255" table:formula="of:=BITAND([.AK15];[.$AA$7])" office:value-type="float" office:value="1" calcext:value-type="float">
            <text:p>1</text:p>
          </table:table-cell>
          <table:table-cell table:style-name="ce269" table:formula="of:=BITAND([.AK15];[.$AB$7])" office:value-type="float" office:value="5" calcext:value-type="float">
            <text:p>5</text:p>
          </table:table-cell>
          <table:table-cell table:style-name="ce283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231" table:formula="of:=BITAND([.AE16];[.$Z$7])" office:value-type="float" office:value="0" calcext:value-type="float">
            <text:p>0</text:p>
          </table:table-cell>
          <table:table-cell table:style-name="ce232" table:formula="of:=BITAND([.AE16];[.$AA$7])" office:value-type="float" office:value="0" calcext:value-type="float">
            <text:p>0</text:p>
          </table:table-cell>
          <table:table-cell table:style-name="ce233" table:formula="of:=BITAND([.AE16];[.$AB$7])" office:value-type="float" office:value="0" calcext:value-type="float">
            <text:p>0</text:p>
          </table:table-cell>
          <table:table-cell table:style-name="ce234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242" table:formula="of:=BITAND([.AK16];[.$Z$7])" office:value-type="float" office:value="1" calcext:value-type="float">
            <text:p>1</text:p>
          </table:table-cell>
          <table:table-cell table:style-name="ce256" table:formula="of:=BITAND([.AK16];[.$AA$7])" office:value-type="float" office:value="3" calcext:value-type="float">
            <text:p>3</text:p>
          </table:table-cell>
          <table:table-cell table:style-name="ce270" table:formula="of:=BITAND([.AK16];[.$AB$7])" office:value-type="float" office:value="7" calcext:value-type="float">
            <text:p>7</text:p>
          </table:table-cell>
          <table:table-cell table:style-name="ce284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6" office:value-type="string" calcext:value-type="string">
            <text:p>C</text:p>
          </table:table-cell>
          <table:table-cell table:style-name="ce207" office:value-type="string" calcext:value-type="string">
            <text:p>C</text:p>
          </table:table-cell>
          <table:table-cell table:style-name="ce218" office:value-type="string" calcext:value-type="string">
            <text:p>C</text:p>
          </table:table-cell>
          <table:table-cell table:style-name="ce222" office:value-type="string" calcext:value-type="string">
            <text:p>C</text:p>
          </table:table-cell>
          <table:table-cell table:style-name="ce230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231" table:formula="of:=BITAND([.AE17];[.$Z$7])" office:value-type="float" office:value="1" calcext:value-type="float">
            <text:p>1</text:p>
          </table:table-cell>
          <table:table-cell table:style-name="ce232" table:formula="of:=BITAND([.AE17];[.$AA$7])" office:value-type="float" office:value="1" calcext:value-type="float">
            <text:p>1</text:p>
          </table:table-cell>
          <table:table-cell table:style-name="ce233" table:formula="of:=BITAND([.AE17];[.$AB$7])" office:value-type="float" office:value="1" calcext:value-type="float">
            <text:p>1</text:p>
          </table:table-cell>
          <table:table-cell table:style-name="ce234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43" table:formula="of:=BITAND([.AK17];[.$Z$7])" office:value-type="float" office:value="0" calcext:value-type="float">
            <text:p>0</text:p>
          </table:table-cell>
          <table:table-cell table:style-name="ce257" table:formula="of:=BITAND([.AK17];[.$AA$7])" office:value-type="float" office:value="2" calcext:value-type="float">
            <text:p>2</text:p>
          </table:table-cell>
          <table:table-cell table:style-name="ce271" table:formula="of:=BITAND([.AK17];[.$AB$7])" office:value-type="float" office:value="2" calcext:value-type="float">
            <text:p>2</text:p>
          </table:table-cell>
          <table:table-cell table:style-name="ce285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84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84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231" table:formula="of:=BITAND([.AE18];[.$Z$7])" office:value-type="float" office:value="0" calcext:value-type="float">
            <text:p>0</text:p>
          </table:table-cell>
          <table:table-cell table:style-name="ce232" table:formula="of:=BITAND([.AE18];[.$AA$7])" office:value-type="float" office:value="2" calcext:value-type="float">
            <text:p>2</text:p>
          </table:table-cell>
          <table:table-cell table:style-name="ce233" table:formula="of:=BITAND([.AE18];[.$AB$7])" office:value-type="float" office:value="2" calcext:value-type="float">
            <text:p>2</text:p>
          </table:table-cell>
          <table:table-cell table:style-name="ce234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85" table:formula="of:=BITAND([.AK18];[.$Z$7])" office:value-type="float" office:value="0" calcext:value-type="float">
            <text:p>0</text:p>
          </table:table-cell>
          <table:table-cell table:style-name="ce85" table:formula="of:=BITAND([.AK18];[.$AA$7])" office:value-type="float" office:value="2" calcext:value-type="float">
            <text:p>2</text:p>
          </table:table-cell>
          <table:table-cell table:style-name="ce85" table:formula="of:=BITAND([.AK18];[.$AB$7])" office:value-type="float" office:value="6" calcext:value-type="float">
            <text:p>6</text:p>
          </table:table-cell>
          <table:table-cell table:style-name="ce85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84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84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231" table:formula="of:=BITAND([.AE19];[.$Z$7])" office:value-type="float" office:value="1" calcext:value-type="float">
            <text:p>1</text:p>
          </table:table-cell>
          <table:table-cell table:style-name="ce232" table:formula="of:=BITAND([.AE19];[.$AA$7])" office:value-type="float" office:value="3" calcext:value-type="float">
            <text:p>3</text:p>
          </table:table-cell>
          <table:table-cell table:style-name="ce233" table:formula="of:=BITAND([.AE19];[.$AB$7])" office:value-type="float" office:value="3" calcext:value-type="float">
            <text:p>3</text:p>
          </table:table-cell>
          <table:table-cell table:style-name="ce234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244" table:formula="of:=BITAND([.AK19];[.$Z$7])" office:value-type="float" office:value="0" calcext:value-type="float">
            <text:p>0</text:p>
          </table:table-cell>
          <table:table-cell table:style-name="ce258" table:formula="of:=BITAND([.AK19];[.$AA$7])" office:value-type="float" office:value="2" calcext:value-type="float">
            <text:p>2</text:p>
          </table:table-cell>
          <table:table-cell table:style-name="ce272" table:formula="of:=BITAND([.AK19];[.$AB$7])" office:value-type="float" office:value="2" calcext:value-type="float">
            <text:p>2</text:p>
          </table:table-cell>
          <table:table-cell table:style-name="ce286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84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84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231" table:formula="of:=BITAND([.AE20];[.$Z$7])" office:value-type="float" office:value="0" calcext:value-type="float">
            <text:p>0</text:p>
          </table:table-cell>
          <table:table-cell table:style-name="ce232" table:formula="of:=BITAND([.AE20];[.$AA$7])" office:value-type="float" office:value="0" calcext:value-type="float">
            <text:p>0</text:p>
          </table:table-cell>
          <table:table-cell table:style-name="ce233" table:formula="of:=BITAND([.AE20];[.$AB$7])" office:value-type="float" office:value="4" calcext:value-type="float">
            <text:p>4</text:p>
          </table:table-cell>
          <table:table-cell table:style-name="ce234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245" table:formula="of:=BITAND([.AK20];[.$Z$7])" office:value-type="float" office:value="0" calcext:value-type="float">
            <text:p>0</text:p>
          </table:table-cell>
          <table:table-cell table:style-name="ce259" table:formula="of:=BITAND([.AK20];[.$AA$7])" office:value-type="float" office:value="2" calcext:value-type="float">
            <text:p>2</text:p>
          </table:table-cell>
          <table:table-cell table:style-name="ce273" table:formula="of:=BITAND([.AK20];[.$AB$7])" office:value-type="float" office:value="6" calcext:value-type="float">
            <text:p>6</text:p>
          </table:table-cell>
          <table:table-cell table:style-name="ce287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3" office:value-type="string" calcext:value-type="string">
            <text:p>Valu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84" table:formula="of:=BITAND([.Y21];[.$AB$7])" office:value-type="float" office:value="4" calcext:value-type="float">
            <text:p>4</text:p>
          </table:table-cell>
          <table:table-cell table:style-name="ce84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231" table:formula="of:=BITAND([.AE21];[.$Z$7])" office:value-type="float" office:value="1" calcext:value-type="float">
            <text:p>1</text:p>
          </table:table-cell>
          <table:table-cell table:style-name="ce232" table:formula="of:=BITAND([.AE21];[.$AA$7])" office:value-type="float" office:value="1" calcext:value-type="float">
            <text:p>1</text:p>
          </table:table-cell>
          <table:table-cell table:style-name="ce233" table:formula="of:=BITAND([.AE21];[.$AB$7])" office:value-type="float" office:value="5" calcext:value-type="float">
            <text:p>5</text:p>
          </table:table-cell>
          <table:table-cell table:style-name="ce234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46" table:formula="of:=BITAND([.AK21];[.$Z$7])" office:value-type="float" office:value="0" calcext:value-type="float">
            <text:p>0</text:p>
          </table:table-cell>
          <table:table-cell table:style-name="ce260" table:formula="of:=BITAND([.AK21];[.$AA$7])" office:value-type="float" office:value="0" calcext:value-type="float">
            <text:p>0</text:p>
          </table:table-cell>
          <table:table-cell table:style-name="ce274" table:formula="of:=BITAND([.AK21];[.$AB$7])" office:value-type="float" office:value="4" calcext:value-type="float">
            <text:p>4</text:p>
          </table:table-cell>
          <table:table-cell table:style-name="ce288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84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84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231" table:formula="of:=BITAND([.AE22];[.$Z$7])" office:value-type="float" office:value="0" calcext:value-type="float">
            <text:p>0</text:p>
          </table:table-cell>
          <table:table-cell table:style-name="ce232" table:formula="of:=BITAND([.AE22];[.$AA$7])" office:value-type="float" office:value="2" calcext:value-type="float">
            <text:p>2</text:p>
          </table:table-cell>
          <table:table-cell table:style-name="ce233" table:formula="of:=BITAND([.AE22];[.$AB$7])" office:value-type="float" office:value="6" calcext:value-type="float">
            <text:p>6</text:p>
          </table:table-cell>
          <table:table-cell table:style-name="ce234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247" table:formula="of:=BITAND([.AK22];[.$Z$7])" office:value-type="float" office:value="0" calcext:value-type="float">
            <text:p>0</text:p>
          </table:table-cell>
          <table:table-cell table:style-name="ce261" table:formula="of:=BITAND([.AK22];[.$AA$7])" office:value-type="float" office:value="0" calcext:value-type="float">
            <text:p>0</text:p>
          </table:table-cell>
          <table:table-cell table:style-name="ce275" table:formula="of:=BITAND([.AK22];[.$AB$7])" office:value-type="float" office:value="4" calcext:value-type="float">
            <text:p>4</text:p>
          </table:table-cell>
          <table:table-cell table:style-name="ce289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84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84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231" table:formula="of:=BITAND([.AE23];[.$Z$7])" office:value-type="float" office:value="1" calcext:value-type="float">
            <text:p>1</text:p>
          </table:table-cell>
          <table:table-cell table:style-name="ce232" table:formula="of:=BITAND([.AE23];[.$AA$7])" office:value-type="float" office:value="3" calcext:value-type="float">
            <text:p>3</text:p>
          </table:table-cell>
          <table:table-cell table:style-name="ce233" table:formula="of:=BITAND([.AE23];[.$AB$7])" office:value-type="float" office:value="7" calcext:value-type="float">
            <text:p>7</text:p>
          </table:table-cell>
          <table:table-cell table:style-name="ce234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48" table:formula="of:=BITAND([.AK23];[.$Z$7])" office:value-type="float" office:value="0" calcext:value-type="float">
            <text:p>0</text:p>
          </table:table-cell>
          <table:table-cell table:style-name="ce262" table:formula="of:=BITAND([.AK23];[.$AA$7])" office:value-type="float" office:value="0" calcext:value-type="float">
            <text:p>0</text:p>
          </table:table-cell>
          <table:table-cell table:style-name="ce276" table:formula="of:=BITAND([.AK23];[.$AB$7])" office:value-type="float" office:value="0" calcext:value-type="float">
            <text:p>0</text:p>
          </table:table-cell>
          <table:table-cell table:style-name="ce290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7" table:formula="of:=BITAND([.Q22];[.Q23])" office:value-type="float" office:value="1" calcext:value-type="float">
            <text:p>1</text:p>
          </table:table-cell>
          <table:table-cell table:style-name="ce57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84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84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5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7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7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6" office:value-type="float" office:value="1" calcext:value-type="float">
            <text:p>1</text:p>
          </table:table-cell>
          <table:table-cell table:style-name="ce5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57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4" office:value-type="string" calcext:value-type="string">
            <text:p>AND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5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7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69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7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3"/>
          <table:table-cell table:style-name="ce17" table:number-columns-repeated="4"/>
          <table:table-cell table:style-name="ce38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13"/>
          <table:table-cell table:style-name="ce17" table:number-columns-repeated="4"/>
          <table:table-cell table:style-name="ce38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9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39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9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.R5:v4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.S5:v4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.T5:v4.U7">
            <calcext:condition calcext:apply-style-name="Untitled1" calcext:value="=&quot;N&quot;" calcext:base-cell-address="v4_2.T5"/>
            <calcext:condition calcext:apply-style-name="Untitled2" calcext:value="=&quot;C&quot;" calcext:base-cell-address="v4_2.T5"/>
          </calcext:conditional-format>
          <calcext:conditional-format calcext:target-range-address="v4.R11:v4.R11">
            <calcext:condition calcext:apply-style-name="Untitled1" calcext:value="=&quot;N&quot;" calcext:base-cell-address="v4_2.R11"/>
            <calcext:condition calcext:apply-style-name="Untitled2" calcext:value="=&quot;C&quot;" calcext:base-cell-address="v4_2.R11"/>
          </calcext:conditional-format>
          <calcext:conditional-format calcext:target-range-address="v4.S11:v4.S11">
            <calcext:condition calcext:apply-style-name="Untitled1" calcext:value="=&quot;N&quot;" calcext:base-cell-address="v4_2.S11"/>
            <calcext:condition calcext:apply-style-name="Untitled2" calcext:value="=&quot;C&quot;" calcext:base-cell-address="v4_2.S11"/>
          </calcext:conditional-format>
          <calcext:conditional-format calcext:target-range-address="v4.T11:v4.U11">
            <calcext:condition calcext:apply-style-name="Untitled1" calcext:value="=&quot;N&quot;" calcext:base-cell-address="v4_2.T11"/>
            <calcext:condition calcext:apply-style-name="Untitled2" calcext:value="=&quot;C&quot;" calcext:base-cell-address="v4_2.T11"/>
          </calcext:conditional-format>
          <calcext:conditional-format calcext:target-range-address="v4.S15:v4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.T15:v4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.U15:v4.U15">
            <calcext:condition calcext:apply-style-name="Untitled1" calcext:value="=&quot;N&quot;" calcext:base-cell-address="v4_2.U15"/>
            <calcext:condition calcext:apply-style-name="Untitled2" calcext:value="=&quot;C&quot;" calcext:base-cell-address="v4_2.U15"/>
          </calcext:conditional-format>
          <calcext:conditional-format calcext:target-range-address="v4.R17:v4.R17">
            <calcext:condition calcext:apply-style-name="Untitled1" calcext:value="=&quot;N&quot;" calcext:base-cell-address="v4_2.R17"/>
            <calcext:condition calcext:apply-style-name="Untitled2" calcext:value="=&quot;C&quot;" calcext:base-cell-address="v4_2.R17"/>
          </calcext:conditional-format>
          <calcext:conditional-format calcext:target-range-address="v4.S17:v4.S17">
            <calcext:condition calcext:apply-style-name="Untitled1" calcext:value="=&quot;N&quot;" calcext:base-cell-address="v4_2.S17"/>
            <calcext:condition calcext:apply-style-name="Untitled2" calcext:value="=&quot;C&quot;" calcext:base-cell-address="v4_2.S17"/>
          </calcext:conditional-format>
          <calcext:conditional-format calcext:target-range-address="v4.T17:v4.T17">
            <calcext:condition calcext:apply-style-name="Untitled1" calcext:value="=&quot;N&quot;" calcext:base-cell-address="v4_2.T17"/>
            <calcext:condition calcext:apply-style-name="Untitled2" calcext:value="=&quot;C&quot;" calcext:base-cell-address="v4_2.T17"/>
          </calcext:conditional-format>
          <calcext:conditional-format calcext:target-range-address="v4.U17:v4.U17">
            <calcext:condition calcext:apply-style-name="Untitled1" calcext:value="=&quot;N&quot;" calcext:base-cell-address="v4_2.U17"/>
            <calcext:condition calcext:apply-style-name="Untitled2" calcext:value="=&quot;C&quot;" calcext:base-cell-address="v4_2.U17"/>
          </calcext:conditional-format>
          <calcext:conditional-format calcext:target-range-address="v4.V17:v4.V17">
            <calcext:condition calcext:apply-style-name="Untitled1" calcext:value="=&quot;N&quot;" calcext:base-cell-address="v4_2.V17"/>
            <calcext:condition calcext:apply-style-name="Untitled2" calcext:value="=&quot;C&quot;" calcext:base-cell-address="v4_2.V17"/>
          </calcext:conditional-format>
          <calcext:conditional-format calcext:target-range-address="v4.V15:v4.V15">
            <calcext:condition calcext:apply-style-name="Untitled1" calcext:value="=&quot;N&quot;" calcext:base-cell-address="v4_2.V15"/>
            <calcext:condition calcext:apply-style-name="Untitled2" calcext:value="=&quot;C&quot;" calcext:base-cell-address="v4_2.V15"/>
          </calcext:conditional-format>
          <calcext:conditional-format calcext:target-range-address="v4.V12:v4.V12">
            <calcext:condition calcext:apply-style-name="Untitled1" calcext:value="=&quot;N&quot;" calcext:base-cell-address="v4_2.V12"/>
            <calcext:condition calcext:apply-style-name="Untitled2" calcext:value="=&quot;C&quot;" calcext:base-cell-address="v4_2.V12"/>
          </calcext:conditional-format>
          <calcext:conditional-format calcext:target-range-address="v4.V7:v4.V7">
            <calcext:condition calcext:apply-style-name="Untitled1" calcext:value="=&quot;N&quot;" calcext:base-cell-address="v4_2.V7"/>
            <calcext:condition calcext:apply-style-name="Untitled2" calcext:value="=&quot;C&quot;" calcext:base-cell-address="v4_2.V7"/>
          </calcext:conditional-format>
          <calcext:conditional-format calcext:target-range-address="v4.R12:v4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.S12:v4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.T12:v4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.U12:v4.U12">
            <calcext:condition calcext:apply-style-name="Untitled1" calcext:value="=&quot;N&quot;" calcext:base-cell-address="v4_2.U12"/>
            <calcext:condition calcext:apply-style-name="Untitled2" calcext:value="=&quot;C&quot;" calcext:base-cell-address="v4_2.U12"/>
          </calcext:conditional-format>
          <calcext:conditional-format calcext:target-range-address="v4.R15:v4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.L15:v4.L15">
            <calcext:condition calcext:apply-style-name="Untitled1" calcext:value="=&quot;N&quot;" calcext:base-cell-address="v4_2.L15"/>
            <calcext:condition calcext:apply-style-name="Untitled2" calcext:value="=&quot;C&quot;" calcext:base-cell-address="v4_2.L15"/>
          </calcext:conditional-format>
          <calcext:conditional-format calcext:target-range-address="v4.R8:v4.U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.R8:v4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.S8:v4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.T8:v4.U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.V8:v4.V8">
            <calcext:condition calcext:apply-style-name="Untitled1" calcext:value="=&quot;N&quot;" calcext:base-cell-address="v4_2.V8"/>
            <calcext:condition calcext:apply-style-name="Untitled2" calcext:value="=&quot;C&quot;" calcext:base-cell-address="v4_2.V8"/>
          </calcext:conditional-format>
          <calcext:conditional-format calcext:target-range-address="v4.R9:v4.U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.R9:v4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.S9:v4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.T9:v4.U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.V9:v4.V9">
            <calcext:condition calcext:apply-style-name="Untitled1" calcext:value="=&quot;N&quot;" calcext:base-cell-address="v4_2.V9"/>
            <calcext:condition calcext:apply-style-name="Untitled2" calcext:value="=&quot;C&quot;" calcext:base-cell-address="v4_2.V9"/>
          </calcext:conditional-format>
          <calcext:conditional-format calcext:target-range-address="v4.L14:v4.L14">
            <calcext:condition calcext:apply-style-name="Untitled1" calcext:value="=&quot;N&quot;" calcext:base-cell-address="v4_2.L14"/>
            <calcext:condition calcext:apply-style-name="Untitled2" calcext:value="=&quot;C&quot;" calcext:base-cell-address="v4_2.L14"/>
          </calcext:conditional-format>
          <calcext:conditional-format calcext:target-range-address="v4.V13:v4.V13">
            <calcext:condition calcext:apply-style-name="Untitled1" calcext:value="=&quot;N&quot;" calcext:base-cell-address="v4_2.V13"/>
            <calcext:condition calcext:apply-style-name="Untitled2" calcext:value="=&quot;C&quot;" calcext:base-cell-address="v4_2.V13"/>
          </calcext:conditional-format>
          <calcext:conditional-format calcext:target-range-address="v4.R13:v4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.S13:v4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.T13:v4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.U13:v4.U13">
            <calcext:condition calcext:apply-style-name="Untitled1" calcext:value="=&quot;N&quot;" calcext:base-cell-address="v4_2.U13"/>
            <calcext:condition calcext:apply-style-name="Untitled2" calcext:value="=&quot;C&quot;" calcext:base-cell-address="v4_2.U13"/>
          </calcext:conditional-format>
          <calcext:conditional-format calcext:target-range-address="v4.R10:v4.U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.R10:v4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.S10:v4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.T10:v4.U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.V10:v4.V10">
            <calcext:condition calcext:apply-style-name="Untitled1" calcext:value="=&quot;N&quot;" calcext:base-cell-address="v4_2.V10"/>
            <calcext:condition calcext:apply-style-name="Untitled2" calcext:value="=&quot;C&quot;" calcext:base-cell-address="v4_2.V10"/>
          </calcext:conditional-format>
          <calcext:conditional-format calcext:target-range-address="v4.AF8:v4.AF23">
            <calcext:condition calcext:apply-style-name="Untitled3" calcext:value="=1" calcext:base-cell-address="v4_2.AF8"/>
          </calcext:conditional-format>
          <calcext:conditional-format calcext:target-range-address="v4.AG8:v4.AG23">
            <calcext:condition calcext:apply-style-name="Untitled4" calcext:value="=2" calcext:base-cell-address="v4_2.AG8"/>
          </calcext:conditional-format>
          <calcext:conditional-format calcext:target-range-address="v4.AH8:v4.AH23">
            <calcext:condition calcext:apply-style-name="Untitled5" calcext:value="=4" calcext:base-cell-address="v4_2.AH8"/>
          </calcext:conditional-format>
          <calcext:conditional-format calcext:target-range-address="v4.AI8:v4.AI23">
            <calcext:condition calcext:apply-style-name="Untitled6" calcext:value="=8" calcext:base-cell-address="v4_2.AI8"/>
          </calcext:conditional-format>
          <calcext:conditional-format calcext:target-range-address="v4.AL8:v4.AL9">
            <calcext:condition calcext:apply-style-name="Untitled3" calcext:value="=1" calcext:base-cell-address="v4_2.AL8"/>
          </calcext:conditional-format>
          <calcext:conditional-format calcext:target-range-address="v4.AM8:v4.AM9">
            <calcext:condition calcext:apply-style-name="Untitled4" calcext:value="=2" calcext:base-cell-address="v4_2.AM8"/>
          </calcext:conditional-format>
          <calcext:conditional-format calcext:target-range-address="v4.AN8:v4.AN9">
            <calcext:condition calcext:apply-style-name="Untitled5" calcext:value="=4" calcext:base-cell-address="v4_2.AN8"/>
          </calcext:conditional-format>
          <calcext:conditional-format calcext:target-range-address="v4.AO8:v4.AO9">
            <calcext:condition calcext:apply-style-name="Untitled6" calcext:value="=8" calcext:base-cell-address="v4_2.AO8"/>
          </calcext:conditional-format>
          <calcext:conditional-format calcext:target-range-address="v4.AL10:v4.AL10">
            <calcext:condition calcext:apply-style-name="Untitled3" calcext:value="=1" calcext:base-cell-address="v4_2.AL10"/>
          </calcext:conditional-format>
          <calcext:conditional-format calcext:target-range-address="v4.AM10:v4.AM10">
            <calcext:condition calcext:apply-style-name="Untitled4" calcext:value="=2" calcext:base-cell-address="v4_2.AM10"/>
          </calcext:conditional-format>
          <calcext:conditional-format calcext:target-range-address="v4.AN10:v4.AN10">
            <calcext:condition calcext:apply-style-name="Untitled5" calcext:value="=4" calcext:base-cell-address="v4_2.AN10"/>
          </calcext:conditional-format>
          <calcext:conditional-format calcext:target-range-address="v4.AO10:v4.AO10">
            <calcext:condition calcext:apply-style-name="Untitled6" calcext:value="=8" calcext:base-cell-address="v4_2.AO10"/>
          </calcext:conditional-format>
          <calcext:conditional-format calcext:target-range-address="v4.AL11:v4.AL11">
            <calcext:condition calcext:apply-style-name="Untitled3" calcext:value="=1" calcext:base-cell-address="v4_2.AL11"/>
          </calcext:conditional-format>
          <calcext:conditional-format calcext:target-range-address="v4.AM11:v4.AM11">
            <calcext:condition calcext:apply-style-name="Untitled4" calcext:value="=2" calcext:base-cell-address="v4_2.AM11"/>
          </calcext:conditional-format>
          <calcext:conditional-format calcext:target-range-address="v4.AN11:v4.AN11">
            <calcext:condition calcext:apply-style-name="Untitled5" calcext:value="=4" calcext:base-cell-address="v4_2.AN11"/>
          </calcext:conditional-format>
          <calcext:conditional-format calcext:target-range-address="v4.AO11:v4.AO11">
            <calcext:condition calcext:apply-style-name="Untitled6" calcext:value="=8" calcext:base-cell-address="v4_2.AO11"/>
          </calcext:conditional-format>
          <calcext:conditional-format calcext:target-range-address="v4.AL12:v4.AL12">
            <calcext:condition calcext:apply-style-name="Untitled3" calcext:value="=1" calcext:base-cell-address="v4_2.AL12"/>
          </calcext:conditional-format>
          <calcext:conditional-format calcext:target-range-address="v4.AM12:v4.AM12">
            <calcext:condition calcext:apply-style-name="Untitled4" calcext:value="=2" calcext:base-cell-address="v4_2.AM12"/>
          </calcext:conditional-format>
          <calcext:conditional-format calcext:target-range-address="v4.AN12:v4.AN12">
            <calcext:condition calcext:apply-style-name="Untitled5" calcext:value="=4" calcext:base-cell-address="v4_2.AN12"/>
          </calcext:conditional-format>
          <calcext:conditional-format calcext:target-range-address="v4.AO12:v4.AO12">
            <calcext:condition calcext:apply-style-name="Untitled6" calcext:value="=8" calcext:base-cell-address="v4_2.AO12"/>
          </calcext:conditional-format>
          <calcext:conditional-format calcext:target-range-address="v4.AL13:v4.AL13">
            <calcext:condition calcext:apply-style-name="Untitled3" calcext:value="=1" calcext:base-cell-address="v4_2.AL13"/>
          </calcext:conditional-format>
          <calcext:conditional-format calcext:target-range-address="v4.AM13:v4.AM13">
            <calcext:condition calcext:apply-style-name="Untitled4" calcext:value="=2" calcext:base-cell-address="v4_2.AM13"/>
          </calcext:conditional-format>
          <calcext:conditional-format calcext:target-range-address="v4.AN13:v4.AN13">
            <calcext:condition calcext:apply-style-name="Untitled5" calcext:value="=4" calcext:base-cell-address="v4_2.AN13"/>
          </calcext:conditional-format>
          <calcext:conditional-format calcext:target-range-address="v4.AO13:v4.AO13">
            <calcext:condition calcext:apply-style-name="Untitled6" calcext:value="=8" calcext:base-cell-address="v4_2.AO13"/>
          </calcext:conditional-format>
          <calcext:conditional-format calcext:target-range-address="v4.AL14:v4.AL14">
            <calcext:condition calcext:apply-style-name="Untitled3" calcext:value="=1" calcext:base-cell-address="v4_2.AL14"/>
          </calcext:conditional-format>
          <calcext:conditional-format calcext:target-range-address="v4.AM14:v4.AM14">
            <calcext:condition calcext:apply-style-name="Untitled4" calcext:value="=2" calcext:base-cell-address="v4_2.AM14"/>
          </calcext:conditional-format>
          <calcext:conditional-format calcext:target-range-address="v4.AN14:v4.AN14">
            <calcext:condition calcext:apply-style-name="Untitled5" calcext:value="=4" calcext:base-cell-address="v4_2.AN14"/>
          </calcext:conditional-format>
          <calcext:conditional-format calcext:target-range-address="v4.AO14:v4.AO14">
            <calcext:condition calcext:apply-style-name="Untitled6" calcext:value="=8" calcext:base-cell-address="v4_2.AO14"/>
          </calcext:conditional-format>
          <calcext:conditional-format calcext:target-range-address="v4.AL15:v4.AL15">
            <calcext:condition calcext:apply-style-name="Untitled3" calcext:value="=1" calcext:base-cell-address="v4_2.AL15"/>
          </calcext:conditional-format>
          <calcext:conditional-format calcext:target-range-address="v4.AM15:v4.AM15">
            <calcext:condition calcext:apply-style-name="Untitled4" calcext:value="=2" calcext:base-cell-address="v4_2.AM15"/>
          </calcext:conditional-format>
          <calcext:conditional-format calcext:target-range-address="v4.AN15:v4.AN15">
            <calcext:condition calcext:apply-style-name="Untitled5" calcext:value="=4" calcext:base-cell-address="v4_2.AN15"/>
          </calcext:conditional-format>
          <calcext:conditional-format calcext:target-range-address="v4.AO15:v4.AO15">
            <calcext:condition calcext:apply-style-name="Untitled6" calcext:value="=8" calcext:base-cell-address="v4_2.AO15"/>
          </calcext:conditional-format>
          <calcext:conditional-format calcext:target-range-address="v4.AL16:v4.AL16">
            <calcext:condition calcext:apply-style-name="Untitled3" calcext:value="=1" calcext:base-cell-address="v4_2.AL16"/>
          </calcext:conditional-format>
          <calcext:conditional-format calcext:target-range-address="v4.AM16:v4.AM16">
            <calcext:condition calcext:apply-style-name="Untitled4" calcext:value="=2" calcext:base-cell-address="v4_2.AM16"/>
          </calcext:conditional-format>
          <calcext:conditional-format calcext:target-range-address="v4.AN16:v4.AN16">
            <calcext:condition calcext:apply-style-name="Untitled5" calcext:value="=4" calcext:base-cell-address="v4_2.AN16"/>
          </calcext:conditional-format>
          <calcext:conditional-format calcext:target-range-address="v4.AO16:v4.AO16">
            <calcext:condition calcext:apply-style-name="Untitled6" calcext:value="=8" calcext:base-cell-address="v4_2.AO16"/>
          </calcext:conditional-format>
          <calcext:conditional-format calcext:target-range-address="v4.AL19:v4.AL19">
            <calcext:condition calcext:apply-style-name="Untitled3" calcext:value="=1" calcext:base-cell-address="v4_2.AL19"/>
          </calcext:conditional-format>
          <calcext:conditional-format calcext:target-range-address="v4.AM19:v4.AM19">
            <calcext:condition calcext:apply-style-name="Untitled4" calcext:value="=2" calcext:base-cell-address="v4_2.AM19"/>
          </calcext:conditional-format>
          <calcext:conditional-format calcext:target-range-address="v4.AN19:v4.AN19">
            <calcext:condition calcext:apply-style-name="Untitled5" calcext:value="=4" calcext:base-cell-address="v4_2.AN19"/>
          </calcext:conditional-format>
          <calcext:conditional-format calcext:target-range-address="v4.AO19:v4.AO19">
            <calcext:condition calcext:apply-style-name="Untitled6" calcext:value="=8" calcext:base-cell-address="v4_2.AO19"/>
          </calcext:conditional-format>
          <calcext:conditional-format calcext:target-range-address="v4.AL20:v4.AL20">
            <calcext:condition calcext:apply-style-name="Untitled3" calcext:value="=1" calcext:base-cell-address="v4_2.AL20"/>
          </calcext:conditional-format>
          <calcext:conditional-format calcext:target-range-address="v4.AM20:v4.AM20">
            <calcext:condition calcext:apply-style-name="Untitled4" calcext:value="=2" calcext:base-cell-address="v4_2.AM20"/>
          </calcext:conditional-format>
          <calcext:conditional-format calcext:target-range-address="v4.AN20:v4.AN20">
            <calcext:condition calcext:apply-style-name="Untitled5" calcext:value="=4" calcext:base-cell-address="v4_2.AN20"/>
          </calcext:conditional-format>
          <calcext:conditional-format calcext:target-range-address="v4.AO20:v4.AO20">
            <calcext:condition calcext:apply-style-name="Untitled6" calcext:value="=8" calcext:base-cell-address="v4_2.AO20"/>
          </calcext:conditional-format>
          <calcext:conditional-format calcext:target-range-address="v4.AL21:v4.AL21">
            <calcext:condition calcext:apply-style-name="Untitled3" calcext:value="=1" calcext:base-cell-address="v4_2.AL21"/>
          </calcext:conditional-format>
          <calcext:conditional-format calcext:target-range-address="v4.AM21:v4.AM21">
            <calcext:condition calcext:apply-style-name="Untitled4" calcext:value="=2" calcext:base-cell-address="v4_2.AM21"/>
          </calcext:conditional-format>
          <calcext:conditional-format calcext:target-range-address="v4.AN21:v4.AN21">
            <calcext:condition calcext:apply-style-name="Untitled5" calcext:value="=4" calcext:base-cell-address="v4_2.AN21"/>
          </calcext:conditional-format>
          <calcext:conditional-format calcext:target-range-address="v4.AO21:v4.AO21">
            <calcext:condition calcext:apply-style-name="Untitled6" calcext:value="=8" calcext:base-cell-address="v4_2.AO21"/>
          </calcext:conditional-format>
          <calcext:conditional-format calcext:target-range-address="v4.AL22:v4.AL22">
            <calcext:condition calcext:apply-style-name="Untitled3" calcext:value="=1" calcext:base-cell-address="v4_2.AL22"/>
          </calcext:conditional-format>
          <calcext:conditional-format calcext:target-range-address="v4.AM22:v4.AM22">
            <calcext:condition calcext:apply-style-name="Untitled4" calcext:value="=2" calcext:base-cell-address="v4_2.AM22"/>
          </calcext:conditional-format>
          <calcext:conditional-format calcext:target-range-address="v4.AN22:v4.AN22">
            <calcext:condition calcext:apply-style-name="Untitled5" calcext:value="=4" calcext:base-cell-address="v4_2.AN22"/>
          </calcext:conditional-format>
          <calcext:conditional-format calcext:target-range-address="v4.AO22:v4.AO22">
            <calcext:condition calcext:apply-style-name="Untitled6" calcext:value="=8" calcext:base-cell-address="v4_2.AO22"/>
          </calcext:conditional-format>
          <calcext:conditional-format calcext:target-range-address="v4.AL22:v4.AL22">
            <calcext:condition calcext:apply-style-name="Untitled3" calcext:value="=1" calcext:base-cell-address="v4_2.AL22"/>
          </calcext:conditional-format>
          <calcext:conditional-format calcext:target-range-address="v4.AM22:v4.AM22">
            <calcext:condition calcext:apply-style-name="Untitled4" calcext:value="=2" calcext:base-cell-address="v4_2.AM22"/>
          </calcext:conditional-format>
          <calcext:conditional-format calcext:target-range-address="v4.AN22:v4.AN22">
            <calcext:condition calcext:apply-style-name="Untitled5" calcext:value="=4" calcext:base-cell-address="v4_2.AN22"/>
          </calcext:conditional-format>
          <calcext:conditional-format calcext:target-range-address="v4.AO22:v4.AO22">
            <calcext:condition calcext:apply-style-name="Untitled6" calcext:value="=8" calcext:base-cell-address="v4_2.AO22"/>
          </calcext:conditional-format>
          <calcext:conditional-format calcext:target-range-address="v4.AL17:v4.AL17">
            <calcext:condition calcext:apply-style-name="Untitled3" calcext:value="=1" calcext:base-cell-address="v4_2.AL17"/>
          </calcext:conditional-format>
          <calcext:conditional-format calcext:target-range-address="v4.AM17:v4.AM17">
            <calcext:condition calcext:apply-style-name="Untitled4" calcext:value="=2" calcext:base-cell-address="v4_2.AM17"/>
          </calcext:conditional-format>
          <calcext:conditional-format calcext:target-range-address="v4.AN17:v4.AN17">
            <calcext:condition calcext:apply-style-name="Untitled5" calcext:value="=4" calcext:base-cell-address="v4_2.AN17"/>
          </calcext:conditional-format>
          <calcext:conditional-format calcext:target-range-address="v4.AO17:v4.AO17">
            <calcext:condition calcext:apply-style-name="Untitled6" calcext:value="=8" calcext:base-cell-address="v4_2.AO17"/>
          </calcext:conditional-format>
          <calcext:conditional-format calcext:target-range-address="v4.AL23:v4.AL23">
            <calcext:condition calcext:apply-style-name="Untitled3" calcext:value="=1" calcext:base-cell-address="v4_2.AL23"/>
          </calcext:conditional-format>
          <calcext:conditional-format calcext:target-range-address="v4.AM23:v4.AM23">
            <calcext:condition calcext:apply-style-name="Untitled4" calcext:value="=2" calcext:base-cell-address="v4_2.AM23"/>
          </calcext:conditional-format>
          <calcext:conditional-format calcext:target-range-address="v4.AN23:v4.AN23">
            <calcext:condition calcext:apply-style-name="Untitled5" calcext:value="=4" calcext:base-cell-address="v4_2.AN23"/>
          </calcext:conditional-format>
          <calcext:conditional-format calcext:target-range-address="v4.AO23:v4.AO23">
            <calcext:condition calcext:apply-style-name="Untitled6" calcext:value="=8" calcext:base-cell-address="v4_2.AO23"/>
          </calcext:conditional-format>
          <calcext:conditional-format calcext:target-range-address="v4.K8:v4.K9">
            <calcext:condition calcext:apply-style-name="Untitled1" calcext:value="=&quot;y&quot;" calcext:base-cell-address="v4_2.K8"/>
            <calcext:condition calcext:apply-style-name="Untitled2" calcext:value="contains-text(0)" calcext:base-cell-address="v4_2.K8"/>
          </calcext:conditional-format>
          <calcext:conditional-format calcext:target-range-address="v4.K7:v4.K7">
            <calcext:condition calcext:apply-style-name="Untitled1" calcext:value="=&quot;y&quot;" calcext:base-cell-address="v4_2.K7"/>
            <calcext:condition calcext:apply-style-name="Untitled2" calcext:value="contains-text(0)" calcext:base-cell-address="v4_2.K7"/>
          </calcext:conditional-format>
          <calcext:conditional-format calcext:target-range-address="v4.K6:v4.K6">
            <calcext:condition calcext:apply-style-name="Untitled2" calcext:value="contains-text(0)" calcext:base-cell-address="v4_2.K6"/>
          </calcext:conditional-format>
          <calcext:conditional-format calcext:target-range-address="v4.K12:v4.K13">
            <calcext:condition calcext:apply-style-name="Untitled1" calcext:value="=&quot;N&quot;" calcext:base-cell-address="v4_2.K12"/>
            <calcext:condition calcext:apply-style-name="Untitled2" calcext:value="=&quot;C&quot;" calcext:base-cell-address="v4_2.K12"/>
          </calcext:conditional-format>
          <calcext:conditional-format calcext:target-range-address="v4.F6:v4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.G6:v4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.F6:v4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.G6:v4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.H6:v4.J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.H6:v4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.I6:v4.I6">
            <calcext:condition calcext:apply-style-name="Untitled1" calcext:value="=&quot;N&quot;" calcext:base-cell-address="v4_2.I6"/>
            <calcext:condition calcext:apply-style-name="Untitled2" calcext:value="=&quot;C&quot;" calcext:base-cell-address="v4_2.I6"/>
          </calcext:conditional-format>
          <calcext:conditional-format calcext:target-range-address="v4.J6:v4.J6">
            <calcext:condition calcext:apply-style-name="Untitled1" calcext:value="=&quot;N&quot;" calcext:base-cell-address="v4_2.J6"/>
            <calcext:condition calcext:apply-style-name="Untitled2" calcext:value="=&quot;C&quot;" calcext:base-cell-address="v4_2.J6"/>
          </calcext:conditional-format>
          <calcext:conditional-format calcext:target-range-address="v4.F7:v4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.G7:v4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.F7:v4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.G7:v4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.H7:v4.J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.H7:v4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.I7:v4.I7">
            <calcext:condition calcext:apply-style-name="Untitled1" calcext:value="=&quot;N&quot;" calcext:base-cell-address="v4_2.I7"/>
            <calcext:condition calcext:apply-style-name="Untitled2" calcext:value="=&quot;C&quot;" calcext:base-cell-address="v4_2.I7"/>
          </calcext:conditional-format>
          <calcext:conditional-format calcext:target-range-address="v4.J7:v4.J7">
            <calcext:condition calcext:apply-style-name="Untitled1" calcext:value="=&quot;N&quot;" calcext:base-cell-address="v4_2.J7"/>
            <calcext:condition calcext:apply-style-name="Untitled2" calcext:value="=&quot;C&quot;" calcext:base-cell-address="v4_2.J7"/>
          </calcext:conditional-format>
          <calcext:conditional-format calcext:target-range-address="v4.F8:v4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.G8:v4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.F8:v4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.G8:v4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.H8:v4.J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.H8:v4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.I8:v4.I8">
            <calcext:condition calcext:apply-style-name="Untitled1" calcext:value="=&quot;N&quot;" calcext:base-cell-address="v4_2.I8"/>
            <calcext:condition calcext:apply-style-name="Untitled2" calcext:value="=&quot;C&quot;" calcext:base-cell-address="v4_2.I8"/>
          </calcext:conditional-format>
          <calcext:conditional-format calcext:target-range-address="v4.J8:v4.J8">
            <calcext:condition calcext:apply-style-name="Untitled1" calcext:value="=&quot;N&quot;" calcext:base-cell-address="v4_2.J8"/>
            <calcext:condition calcext:apply-style-name="Untitled2" calcext:value="=&quot;C&quot;" calcext:base-cell-address="v4_2.J8"/>
          </calcext:conditional-format>
          <calcext:conditional-format calcext:target-range-address="v4.F9:v4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.G9:v4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.F9:v4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.G9:v4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.H9:v4.J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.H9:v4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.I9:v4.I9">
            <calcext:condition calcext:apply-style-name="Untitled1" calcext:value="=&quot;N&quot;" calcext:base-cell-address="v4_2.I9"/>
            <calcext:condition calcext:apply-style-name="Untitled2" calcext:value="=&quot;C&quot;" calcext:base-cell-address="v4_2.I9"/>
          </calcext:conditional-format>
          <calcext:conditional-format calcext:target-range-address="v4.J9:v4.J9">
            <calcext:condition calcext:apply-style-name="Untitled1" calcext:value="=&quot;N&quot;" calcext:base-cell-address="v4_2.J9"/>
            <calcext:condition calcext:apply-style-name="Untitled2" calcext:value="=&quot;C&quot;" calcext:base-cell-address="v4_2.J9"/>
          </calcext:conditional-format>
          <calcext:conditional-format calcext:target-range-address="v4.F12:v4.F12">
            <calcext:condition calcext:apply-style-name="Untitled1" calcext:value="=&quot;N&quot;" calcext:base-cell-address="v4_2.F12"/>
            <calcext:condition calcext:apply-style-name="Untitled2" calcext:value="=&quot;C&quot;" calcext:base-cell-address="v4_2.F12"/>
          </calcext:conditional-format>
          <calcext:conditional-format calcext:target-range-address="v4.G12:v4.G12">
            <calcext:condition calcext:apply-style-name="Untitled1" calcext:value="=&quot;N&quot;" calcext:base-cell-address="v4_2.G12"/>
            <calcext:condition calcext:apply-style-name="Untitled2" calcext:value="=&quot;C&quot;" calcext:base-cell-address="v4_2.G12"/>
          </calcext:conditional-format>
          <calcext:conditional-format calcext:target-range-address="v4.F12:v4.F12">
            <calcext:condition calcext:apply-style-name="Untitled1" calcext:value="=&quot;N&quot;" calcext:base-cell-address="v4_2.F12"/>
            <calcext:condition calcext:apply-style-name="Untitled2" calcext:value="=&quot;C&quot;" calcext:base-cell-address="v4_2.F12"/>
          </calcext:conditional-format>
          <calcext:conditional-format calcext:target-range-address="v4.G12:v4.G12">
            <calcext:condition calcext:apply-style-name="Untitled1" calcext:value="=&quot;N&quot;" calcext:base-cell-address="v4_2.G12"/>
            <calcext:condition calcext:apply-style-name="Untitled2" calcext:value="=&quot;C&quot;" calcext:base-cell-address="v4_2.G12"/>
          </calcext:conditional-format>
          <calcext:conditional-format calcext:target-range-address="v4.H12:v4.J12">
            <calcext:condition calcext:apply-style-name="Untitled1" calcext:value="=&quot;N&quot;" calcext:base-cell-address="v4_2.H12"/>
            <calcext:condition calcext:apply-style-name="Untitled2" calcext:value="=&quot;C&quot;" calcext:base-cell-address="v4_2.H12"/>
          </calcext:conditional-format>
          <calcext:conditional-format calcext:target-range-address="v4.H12:v4.H12">
            <calcext:condition calcext:apply-style-name="Untitled1" calcext:value="=&quot;N&quot;" calcext:base-cell-address="v4_2.H12"/>
            <calcext:condition calcext:apply-style-name="Untitled2" calcext:value="=&quot;C&quot;" calcext:base-cell-address="v4_2.H12"/>
          </calcext:conditional-format>
          <calcext:conditional-format calcext:target-range-address="v4.I12:v4.I12">
            <calcext:condition calcext:apply-style-name="Untitled1" calcext:value="=&quot;N&quot;" calcext:base-cell-address="v4_2.I12"/>
            <calcext:condition calcext:apply-style-name="Untitled2" calcext:value="=&quot;C&quot;" calcext:base-cell-address="v4_2.I12"/>
          </calcext:conditional-format>
          <calcext:conditional-format calcext:target-range-address="v4.J12:v4.J12">
            <calcext:condition calcext:apply-style-name="Untitled1" calcext:value="=&quot;N&quot;" calcext:base-cell-address="v4_2.J12"/>
            <calcext:condition calcext:apply-style-name="Untitled2" calcext:value="=&quot;C&quot;" calcext:base-cell-address="v4_2.J12"/>
          </calcext:conditional-format>
          <calcext:conditional-format calcext:target-range-address="v4.F13:v4.F13">
            <calcext:condition calcext:apply-style-name="Untitled1" calcext:value="=&quot;N&quot;" calcext:base-cell-address="v4_2.F13"/>
            <calcext:condition calcext:apply-style-name="Untitled2" calcext:value="=&quot;C&quot;" calcext:base-cell-address="v4_2.F13"/>
          </calcext:conditional-format>
          <calcext:conditional-format calcext:target-range-address="v4.G13:v4.G13">
            <calcext:condition calcext:apply-style-name="Untitled1" calcext:value="=&quot;N&quot;" calcext:base-cell-address="v4_2.G13"/>
            <calcext:condition calcext:apply-style-name="Untitled2" calcext:value="=&quot;C&quot;" calcext:base-cell-address="v4_2.G13"/>
          </calcext:conditional-format>
          <calcext:conditional-format calcext:target-range-address="v4.F13:v4.F13">
            <calcext:condition calcext:apply-style-name="Untitled1" calcext:value="=&quot;N&quot;" calcext:base-cell-address="v4_2.F13"/>
            <calcext:condition calcext:apply-style-name="Untitled2" calcext:value="=&quot;C&quot;" calcext:base-cell-address="v4_2.F13"/>
          </calcext:conditional-format>
          <calcext:conditional-format calcext:target-range-address="v4.G13:v4.G13">
            <calcext:condition calcext:apply-style-name="Untitled1" calcext:value="=&quot;N&quot;" calcext:base-cell-address="v4_2.G13"/>
            <calcext:condition calcext:apply-style-name="Untitled2" calcext:value="=&quot;C&quot;" calcext:base-cell-address="v4_2.G13"/>
          </calcext:conditional-format>
          <calcext:conditional-format calcext:target-range-address="v4.H13:v4.J13">
            <calcext:condition calcext:apply-style-name="Untitled1" calcext:value="=&quot;N&quot;" calcext:base-cell-address="v4_2.H13"/>
            <calcext:condition calcext:apply-style-name="Untitled2" calcext:value="=&quot;C&quot;" calcext:base-cell-address="v4_2.H13"/>
          </calcext:conditional-format>
          <calcext:conditional-format calcext:target-range-address="v4.H13:v4.H13">
            <calcext:condition calcext:apply-style-name="Untitled1" calcext:value="=&quot;N&quot;" calcext:base-cell-address="v4_2.H13"/>
            <calcext:condition calcext:apply-style-name="Untitled2" calcext:value="=&quot;C&quot;" calcext:base-cell-address="v4_2.H13"/>
          </calcext:conditional-format>
          <calcext:conditional-format calcext:target-range-address="v4.I13:v4.I13">
            <calcext:condition calcext:apply-style-name="Untitled1" calcext:value="=&quot;N&quot;" calcext:base-cell-address="v4_2.I13"/>
            <calcext:condition calcext:apply-style-name="Untitled2" calcext:value="=&quot;C&quot;" calcext:base-cell-address="v4_2.I13"/>
          </calcext:conditional-format>
          <calcext:conditional-format calcext:target-range-address="v4.J13:v4.J13">
            <calcext:condition calcext:apply-style-name="Untitled1" calcext:value="=&quot;N&quot;" calcext:base-cell-address="v4_2.J13"/>
            <calcext:condition calcext:apply-style-name="Untitled2" calcext:value="=&quot;C&quot;" calcext:base-cell-address="v4_2.J13"/>
          </calcext:conditional-format>
        </calcext:conditional-formats>
      </table:table>
      <table:named-expressions/>
      <table:database-ranges>
        <table:database-range table:name="__Anonymous_Sheet_DB__0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00/00/00</text:date>, <text:time style:data-style-name="N2" text:time-value="18:16:39.02126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7T18:28:35.431776342</dc:date>
    <dc:creator>donn </dc:creator>
    <meta:editing-duration>PT11H49M25S</meta:editing-duration>
    <meta:editing-cycles>176</meta:editing-cycles>
    <meta:generator>LibreOffice/5.1.6.2$Linux_X86_64 LibreOffice_project/10m0$Build-2</meta:generator>
    <meta:document-statistic meta:table-count="2" meta:cell-count="1063" meta:object-count="0"/>
  </office:meta>
</office:document-meta>
</file>